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3528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0.6764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map style:condition="cell-content()=[$Sheet2.$O$63]" style:apply-style-name="Untitled1" style:base-cell-address="Sheet2.O1"/>
    </style:style>
    <style:style style:name="ce4" style:family="table-cell" style:parent-style-name="Default">
      <style:map style:condition="cell-content()=[$Sheet2.$O$63]" style:apply-style-name="Untitled1" style:base-cell-address="Sheet2.O1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32768">
            <text:p>3276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2"/>
          <table:table-cell office:value-type="string">
            <text:p>Size</text:p>
          </table:table-cell>
          <table:table-cell office:value-type="string">
            <text:p>Conflict Miss Rat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19346">
            <text:p>0.19346</text:p>
          </table:table-cell>
          <table:table-cell office:value-type="float" office:value="0.13696">
            <text:p>0.13696</text:p>
          </table:table-cell>
          <table:table-cell office:value-type="float" office:value="1024">
            <text:p>1024</text:p>
          </table:table-cell>
          <table:table-cell table:formula="of:=[.AD62]-[.AE62]" office:value-type="float" office:value="0.0565">
            <text:p>0.056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14774">
            <text:p>0.14774</text:p>
          </table:table-cell>
          <table:table-cell office:value-type="float" office:value="0.0886">
            <text:p>0.0886</text:p>
          </table:table-cell>
          <table:table-cell office:value-type="float" office:value="2048">
            <text:p>2048</text:p>
          </table:table-cell>
          <table:table-cell table:formula="of:=[.AD63]-[.AE63]" office:value-type="float" office:value="0.05914">
            <text:p>0.059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10017">
            <text:p>0.10017</text:p>
          </table:table-cell>
          <table:table-cell office:value-type="float" office:value="0.04954">
            <text:p>0.04954</text:p>
          </table:table-cell>
          <table:table-cell office:value-type="float" office:value="4096">
            <text:p>4096</text:p>
          </table:table-cell>
          <table:table-cell table:formula="of:=[.AD64]-[.AE64]" office:value-type="float" office:value="0.05063">
            <text:p>0.0506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32768">
            <text:p>32768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067">
            <text:p>0.067</text:p>
          </table:table-cell>
          <table:table-cell office:value-type="float" office:value="0.03912">
            <text:p>0.03912</text:p>
          </table:table-cell>
          <table:table-cell office:value-type="float" office:value="8192">
            <text:p>8192</text:p>
          </table:table-cell>
          <table:table-cell table:formula="of:=[.AD65]-[.AE65]" office:value-type="float" office:value="0.02788">
            <text:p>0.0278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04609">
            <text:p>0.04609</text:p>
          </table:table-cell>
          <table:table-cell office:value-type="float" office:value="0.02634">
            <text:p>0.02634</text:p>
          </table:table-cell>
          <table:table-cell office:value-type="float" office:value="16384">
            <text:p>16384</text:p>
          </table:table-cell>
          <table:table-cell table:formula="of:=[.AD66]-[.AE66]" office:value-type="float" office:value="0.01975">
            <text:p>0.019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03768">
            <text:p>0.03768</text:p>
          </table:table-cell>
          <table:table-cell office:value-type="float" office:value="0.02624">
            <text:p>0.02624</text:p>
          </table:table-cell>
          <table:table-cell office:value-type="float" office:value="32768">
            <text:p>32768</text:p>
          </table:table-cell>
          <table:table-cell table:formula="of:=[.AD67]-[.AE67]" office:value-type="float" office:value="0.01144">
            <text:p>0.011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03292">
            <text:p>0.03292</text:p>
          </table:table-cell>
          <table:table-cell office:value-type="float" office:value="0.02583">
            <text:p>0.02583</text:p>
          </table:table-cell>
          <table:table-cell office:value-type="float" office:value="65536">
            <text:p>65536</text:p>
          </table:table-cell>
          <table:table-cell table:formula="of:=[.AD68]-[.AE68]" office:value-type="float" office:value="0.00709">
            <text:p>0.0070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03233">
            <text:p>0.03233</text:p>
          </table:table-cell>
          <table:table-cell office:value-type="float" office:value="0.02582">
            <text:p>0.02582</text:p>
          </table:table-cell>
          <table:table-cell office:value-type="float" office:value="131072">
            <text:p>131072</text:p>
          </table:table-cell>
          <table:table-cell table:formula="of:=[.AD69]-[.AE69]" office:value-type="float" office:value="0.00651">
            <text:p>0.006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02584">
            <text:p>0.02584</text:p>
          </table:table-cell>
          <table:table-cell office:value-type="float" office:value="0.02582">
            <text:p>0.02582</text:p>
          </table:table-cell>
          <table:table-cell office:value-type="float" office:value="262144">
            <text:p>262144</text:p>
          </table:table-cell>
          <table:table-cell table:formula="of:=[.AD70]-[.AE70]" office:value-type="float" office:value="0.0000199999999999992">
            <text:p>0.000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02584">
            <text:p>0.02584</text:p>
          </table:table-cell>
          <table:table-cell office:value-type="float" office:value="0.02582">
            <text:p>0.02582</text:p>
          </table:table-cell>
          <table:table-cell office:value-type="float" office:value="524288">
            <text:p>524288</text:p>
          </table:table-cell>
          <table:table-cell table:formula="of:=[.AD71]-[.AE71]" office:value-type="float" office:value="0.0000199999999999992">
            <text:p>0.000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0"/>
          <table:table-cell office:value-type="float" office:value="0.02584">
            <text:p>0.02584</text:p>
          </table:table-cell>
          <table:table-cell office:value-type="float" office:value="0.02582">
            <text:p>0.02582</text:p>
          </table:table-cell>
          <table:table-cell office:value-type="float" office:value="1048576">
            <text:p>1048576</text:p>
          </table:table-cell>
          <table:table-cell table:formula="of:=[.AD72]-[.AE72]" office:value-type="float" office:value="0.0000199999999999992">
            <text:p>0.000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2300">
            <text:p>12300</text:p>
          </table:table-cell>
          <table:table-cell office:value-type="float" office:value="36360">
            <text:p>36360</text:p>
          </table:table-cell>
          <table:table-cell office:value-type="float" office:value="7046">
            <text:p>7046</text:p>
          </table:table-cell>
          <table:table-cell office:value-type="float" office:value="0.19346">
            <text:p>0.19346</text:p>
          </table:table-cell>
          <table:table-cell office:value-type="float" office:value="8359">
            <text:p>8359</text:p>
          </table:table-cell>
          <table:table-cell table:number-columns-repeated="10" office:value-type="float" office:value="0">
            <text:p>0</text:p>
          </table:table-cell>
          <table:table-cell office:value-type="float" office:value="27705">
            <text:p>2770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623">
            <text:p>9623</text:p>
          </table:table-cell>
          <table:table-cell office:value-type="float" office:value="36360">
            <text:p>36360</text:p>
          </table:table-cell>
          <table:table-cell office:value-type="float" office:value="5980">
            <text:p>5980</text:p>
          </table:table-cell>
          <table:table-cell office:value-type="float" office:value="0.15603">
            <text:p>0.15603</text:p>
          </table:table-cell>
          <table:table-cell office:value-type="float" office:value="7002">
            <text:p>7002</text:p>
          </table:table-cell>
          <table:table-cell table:number-columns-repeated="10" office:value-type="float" office:value="0">
            <text:p>0</text:p>
          </table:table-cell>
          <table:table-cell office:value-type="float" office:value="22605">
            <text:p>2260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table:number-columns-repeated="10" office:value-type="float" office:value="0">
            <text:p>0</text:p>
          </table:table-cell>
          <table:table-cell office:value-type="float" office:value="20959">
            <text:p>2095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72">
            <text:p>7972</text:p>
          </table:table-cell>
          <table:table-cell office:value-type="float" office:value="36360">
            <text:p>36360</text:p>
          </table:table-cell>
          <table:table-cell office:value-type="float" office:value="5655">
            <text:p>5655</text:p>
          </table:table-cell>
          <table:table-cell office:value-type="float" office:value="0.13627">
            <text:p>0.13627</text:p>
          </table:table-cell>
          <table:table-cell office:value-type="float" office:value="6509">
            <text:p>6509</text:p>
          </table:table-cell>
          <table:table-cell table:number-columns-repeated="10" office:value-type="float" office:value="0">
            <text:p>0</text:p>
          </table:table-cell>
          <table:table-cell office:value-type="float" office:value="20136">
            <text:p>20136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99">
            <text:p>8099</text:p>
          </table:table-cell>
          <table:table-cell office:value-type="float" office:value="36360">
            <text:p>36360</text:p>
          </table:table-cell>
          <table:table-cell office:value-type="float" office:value="5597">
            <text:p>5597</text:p>
          </table:table-cell>
          <table:table-cell office:value-type="float" office:value="0.13696">
            <text:p>0.13696</text:p>
          </table:table-cell>
          <table:table-cell office:value-type="float" office:value="6442">
            <text:p>6442</text:p>
          </table:table-cell>
          <table:table-cell table:number-columns-repeated="10" office:value-type="float" office:value="0">
            <text:p>0</text:p>
          </table:table-cell>
          <table:table-cell office:value-type="float" office:value="20138">
            <text:p>20138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54">
            <text:p>54</text:p>
          </table:table-cell>
          <table:table-cell table:number-columns-repeated="10" office:value-type="float" office:value="0">
            <text:p>0</text:p>
          </table:table-cell>
          <table:table-cell office:value-type="float" office:value="2638">
            <text:p>2638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office:value-type="float" office:value="32768">
            <text:p>3276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37">
            <text:p>937</text:p>
          </table:table-cell>
          <table:table-cell office:value-type="float" office:value="36360">
            <text:p>36360</text:p>
          </table:table-cell>
          <table:table-cell office:value-type="float" office:value="2296">
            <text:p>2296</text:p>
          </table:table-cell>
          <table:table-cell office:value-type="float" office:value="0.03233">
            <text:p>0.03233</text:p>
          </table:table-cell>
          <table:table-cell office:value-type="float" office:value="926">
            <text:p>926</text:p>
          </table:table-cell>
          <table:table-cell table:number-columns-repeated="10" office:value-type="float" office:value="0">
            <text:p>0</text:p>
          </table:table-cell>
          <table:table-cell office:value-type="float" office:value="4159">
            <text:p>415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6">
            <text:p>2046</text:p>
          </table:table-cell>
          <table:table-cell office:value-type="float" office:value="0.0259">
            <text:p>0.0259</text:p>
          </table:table-cell>
          <table:table-cell office:value-type="float" office:value="303">
            <text:p>303</text:p>
          </table:table-cell>
          <table:table-cell table:number-columns-repeated="10" office:value-type="float" office:value="0">
            <text:p>0</text:p>
          </table:table-cell>
          <table:table-cell office:value-type="float" office:value="2893">
            <text:p>289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table:number-columns-repeated="10" office:value-type="float" office:value="0">
            <text:p>0</text:p>
          </table:table-cell>
          <table:table-cell office:value-type="float" office:value="2608">
            <text:p>2608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586">
            <text:p>2586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32">
            <text:p>1932</text:p>
          </table:table-cell>
          <table:table-cell office:value-type="float" office:value="36360">
            <text:p>36360</text:p>
          </table:table-cell>
          <table:table-cell office:value-type="float" office:value="2677">
            <text:p>2677</text:p>
          </table:table-cell>
          <table:table-cell office:value-type="float" office:value="0.04609">
            <text:p>0.04609</text:p>
          </table:table-cell>
          <table:table-cell office:value-type="float" office:value="2503">
            <text:p>2503</text:p>
          </table:table-cell>
          <table:table-cell table:number-columns-repeated="10" office:value-type="float" office:value="0">
            <text:p>0</text:p>
          </table:table-cell>
          <table:table-cell office:value-type="float" office:value="7112">
            <text:p>711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161">
            <text:p>1161</text:p>
          </table:table-cell>
          <table:table-cell office:value-type="float" office:value="36360">
            <text:p>36360</text:p>
          </table:table-cell>
          <table:table-cell office:value-type="float" office:value="2223">
            <text:p>2223</text:p>
          </table:table-cell>
          <table:table-cell office:value-type="float" office:value="0.03384">
            <text:p>0.03384</text:p>
          </table:table-cell>
          <table:table-cell office:value-type="float" office:value="1965">
            <text:p>1965</text:p>
          </table:table-cell>
          <table:table-cell table:number-columns-repeated="10" office:value-type="float" office:value="0">
            <text:p>0</text:p>
          </table:table-cell>
          <table:table-cell office:value-type="float" office:value="5349">
            <text:p>534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table:number-columns-repeated="10" office:value-type="float" office:value="0">
            <text:p>0</text:p>
          </table:table-cell>
          <table:table-cell office:value-type="float" office:value="4614">
            <text:p>4614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81">
            <text:p>681</text:p>
          </table:table-cell>
          <table:table-cell office:value-type="float" office:value="36360">
            <text:p>36360</text:p>
          </table:table-cell>
          <table:table-cell office:value-type="float" office:value="2093">
            <text:p>2093</text:p>
          </table:table-cell>
          <table:table-cell office:value-type="float" office:value="0.02774">
            <text:p>0.02774</text:p>
          </table:table-cell>
          <table:table-cell office:value-type="float" office:value="1773">
            <text:p>1773</text:p>
          </table:table-cell>
          <table:table-cell table:number-columns-repeated="10" office:value-type="float" office:value="0">
            <text:p>0</text:p>
          </table:table-cell>
          <table:table-cell office:value-type="float" office:value="4547">
            <text:p>4547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5">
            <text:p>555</text:p>
          </table:table-cell>
          <table:table-cell office:value-type="float" office:value="36360">
            <text:p>36360</text:p>
          </table:table-cell>
          <table:table-cell office:value-type="float" office:value="2079">
            <text:p>2079</text:p>
          </table:table-cell>
          <table:table-cell office:value-type="float" office:value="0.02634">
            <text:p>0.02634</text:p>
          </table:table-cell>
          <table:table-cell office:value-type="float" office:value="1754">
            <text:p>1754</text:p>
          </table:table-cell>
          <table:table-cell table:number-columns-repeated="10" office:value-type="float" office:value="0">
            <text:p>0</text:p>
          </table:table-cell>
          <table:table-cell office:value-type="float" office:value="4388">
            <text:p>4388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905">
            <text:p>8905</text:p>
          </table:table-cell>
          <table:table-cell office:value-type="float" office:value="36360">
            <text:p>36360</text:p>
          </table:table-cell>
          <table:table-cell office:value-type="float" office:value="5869">
            <text:p>5869</text:p>
          </table:table-cell>
          <table:table-cell office:value-type="float" office:value="0.14774">
            <text:p>0.14774</text:p>
          </table:table-cell>
          <table:table-cell office:value-type="float" office:value="6713">
            <text:p>6713</text:p>
          </table:table-cell>
          <table:table-cell table:number-columns-repeated="10" office:value-type="float" office:value="0">
            <text:p>0</text:p>
          </table:table-cell>
          <table:table-cell office:value-type="float" office:value="21487">
            <text:p>21487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994">
            <text:p>5994</text:p>
          </table:table-cell>
          <table:table-cell office:value-type="float" office:value="36360">
            <text:p>36360</text:p>
          </table:table-cell>
          <table:table-cell office:value-type="float" office:value="4720">
            <text:p>4720</text:p>
          </table:table-cell>
          <table:table-cell office:value-type="float" office:value="0.10714">
            <text:p>0.10714</text:p>
          </table:table-cell>
          <table:table-cell office:value-type="float" office:value="5391">
            <text:p>5391</text:p>
          </table:table-cell>
          <table:table-cell table:number-columns-repeated="10" office:value-type="float" office:value="0">
            <text:p>0</text:p>
          </table:table-cell>
          <table:table-cell office:value-type="float" office:value="16105">
            <text:p>1610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table:number-columns-repeated="10" office:value-type="float" office:value="0">
            <text:p>0</text:p>
          </table:table-cell>
          <table:table-cell office:value-type="float" office:value="14564">
            <text:p>14564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44">
            <text:p>4744</text:p>
          </table:table-cell>
          <table:table-cell office:value-type="float" office:value="36360">
            <text:p>36360</text:p>
          </table:table-cell>
          <table:table-cell office:value-type="float" office:value="4325">
            <text:p>4325</text:p>
          </table:table-cell>
          <table:table-cell office:value-type="float" office:value="0.09069">
            <text:p>0.09069</text:p>
          </table:table-cell>
          <table:table-cell office:value-type="float" office:value="4788">
            <text:p>4788</text:p>
          </table:table-cell>
          <table:table-cell table:number-columns-repeated="10" office:value-type="float" office:value="0">
            <text:p>0</text:p>
          </table:table-cell>
          <table:table-cell office:value-type="float" office:value="13857">
            <text:p>13857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585">
            <text:p>4585</text:p>
          </table:table-cell>
          <table:table-cell office:value-type="float" office:value="36360">
            <text:p>36360</text:p>
          </table:table-cell>
          <table:table-cell office:value-type="float" office:value="4275">
            <text:p>4275</text:p>
          </table:table-cell>
          <table:table-cell office:value-type="float" office:value="0.0886">
            <text:p>0.0886</text:p>
          </table:table-cell>
          <table:table-cell office:value-type="float" office:value="4693">
            <text:p>4693</text:p>
          </table:table-cell>
          <table:table-cell table:number-columns-repeated="10" office:value-type="float" office:value="0">
            <text:p>0</text:p>
          </table:table-cell>
          <table:table-cell office:value-type="float" office:value="13553">
            <text:p>1355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65">
            <text:p>65</text:p>
          </table:table-cell>
          <table:table-cell table:number-columns-repeated="10" office:value-type="float" office:value="0">
            <text:p>0</text:p>
          </table:table-cell>
          <table:table-cell office:value-type="float" office:value="2649">
            <text:p>264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55">
            <text:p>55</text:p>
          </table:table-cell>
          <table:table-cell table:number-columns-repeated="10" office:value-type="float" office:value="0">
            <text:p>0</text:p>
          </table:table-cell>
          <table:table-cell office:value-type="float" office:value="2639">
            <text:p>263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583">
            <text:p>258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356">
            <text:p>1356</text:p>
          </table:table-cell>
          <table:table-cell office:value-type="float" office:value="36360">
            <text:p>36360</text:p>
          </table:table-cell>
          <table:table-cell office:value-type="float" office:value="2412">
            <text:p>2412</text:p>
          </table:table-cell>
          <table:table-cell office:value-type="float" office:value="0.03768">
            <text:p>0.03768</text:p>
          </table:table-cell>
          <table:table-cell office:value-type="float" office:value="1696">
            <text:p>1696</text:p>
          </table:table-cell>
          <table:table-cell table:number-columns-repeated="10" office:value-type="float" office:value="0">
            <text:p>0</text:p>
          </table:table-cell>
          <table:table-cell office:value-type="float" office:value="5464">
            <text:p>5464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2">
            <text:p>752</text:p>
          </table:table-cell>
          <table:table-cell office:value-type="float" office:value="36360">
            <text:p>36360</text:p>
          </table:table-cell>
          <table:table-cell office:value-type="float" office:value="2129">
            <text:p>2129</text:p>
          </table:table-cell>
          <table:table-cell office:value-type="float" office:value="0.02881">
            <text:p>0.02881</text:p>
          </table:table-cell>
          <table:table-cell office:value-type="float" office:value="1324">
            <text:p>1324</text:p>
          </table:table-cell>
          <table:table-cell table:number-columns-repeated="10" office:value-type="float" office:value="0">
            <text:p>0</text:p>
          </table:table-cell>
          <table:table-cell office:value-type="float" office:value="4205">
            <text:p>420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table:number-columns-repeated="10" office:value-type="float" office:value="0">
            <text:p>0</text:p>
          </table:table-cell>
          <table:table-cell office:value-type="float" office:value="3876">
            <text:p>3876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1">
            <text:p>2071</text:p>
          </table:table-cell>
          <table:table-cell office:value-type="float" office:value="0.02625">
            <text:p>0.02625</text:p>
          </table:table-cell>
          <table:table-cell office:value-type="float" office:value="1234">
            <text:p>1234</text:p>
          </table:table-cell>
          <table:table-cell table:number-columns-repeated="10" office:value-type="float" office:value="0">
            <text:p>0</text:p>
          </table:table-cell>
          <table:table-cell office:value-type="float" office:value="3859">
            <text:p>385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24">
            <text:p>0.02624</text:p>
          </table:table-cell>
          <table:table-cell office:value-type="float" office:value="1233">
            <text:p>1233</text:p>
          </table:table-cell>
          <table:table-cell table:number-columns-repeated="10" office:value-type="float" office:value="0">
            <text:p>0</text:p>
          </table:table-cell>
          <table:table-cell office:value-type="float" office:value="3857">
            <text:p>3857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883">
            <text:p>5883</text:p>
          </table:table-cell>
          <table:table-cell office:value-type="float" office:value="36360">
            <text:p>36360</text:p>
          </table:table-cell>
          <table:table-cell office:value-type="float" office:value="4134">
            <text:p>4134</text:p>
          </table:table-cell>
          <table:table-cell office:value-type="float" office:value="0.10017">
            <text:p>0.10017</text:p>
          </table:table-cell>
          <table:table-cell office:value-type="float" office:value="4675">
            <text:p>4675</text:p>
          </table:table-cell>
          <table:table-cell table:number-columns-repeated="10" office:value-type="float" office:value="0">
            <text:p>0</text:p>
          </table:table-cell>
          <table:table-cell office:value-type="float" office:value="14692">
            <text:p>1469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000">
            <text:p>4000</text:p>
          </table:table-cell>
          <table:table-cell office:value-type="float" office:value="36360">
            <text:p>36360</text:p>
          </table:table-cell>
          <table:table-cell office:value-type="float" office:value="3528">
            <text:p>3528</text:p>
          </table:table-cell>
          <table:table-cell office:value-type="float" office:value="0.07528">
            <text:p>0.07528</text:p>
          </table:table-cell>
          <table:table-cell office:value-type="float" office:value="3962">
            <text:p>3962</text:p>
          </table:table-cell>
          <table:table-cell table:number-columns-repeated="10" office:value-type="float" office:value="0">
            <text:p>0</text:p>
          </table:table-cell>
          <table:table-cell office:value-type="float" office:value="11490">
            <text:p>11490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table:number-columns-repeated="10" office:value-type="float" office:value="0">
            <text:p>0</text:p>
          </table:table-cell>
          <table:table-cell office:value-type="float" office:value="9361">
            <text:p>9361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567">
            <text:p>2567</text:p>
          </table:table-cell>
          <table:table-cell office:value-type="float" office:value="36360">
            <text:p>36360</text:p>
          </table:table-cell>
          <table:table-cell office:value-type="float" office:value="2798">
            <text:p>2798</text:p>
          </table:table-cell>
          <table:table-cell office:value-type="float" office:value="0.05365">
            <text:p>0.05365</text:p>
          </table:table-cell>
          <table:table-cell office:value-type="float" office:value="3056">
            <text:p>3056</text:p>
          </table:table-cell>
          <table:table-cell table:number-columns-repeated="10" office:value-type="float" office:value="0">
            <text:p>0</text:p>
          </table:table-cell>
          <table:table-cell office:value-type="float" office:value="8421">
            <text:p>8421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356">
            <text:p>2356</text:p>
          </table:table-cell>
          <table:table-cell office:value-type="float" office:value="36360">
            <text:p>36360</text:p>
          </table:table-cell>
          <table:table-cell office:value-type="float" office:value="2598">
            <text:p>2598</text:p>
          </table:table-cell>
          <table:table-cell office:value-type="float" office:value="0.04954">
            <text:p>0.04954</text:p>
          </table:table-cell>
          <table:table-cell office:value-type="float" office:value="2861">
            <text:p>2861</text:p>
          </table:table-cell>
          <table:table-cell table:number-columns-repeated="10" office:value-type="float" office:value="0">
            <text:p>0</text:p>
          </table:table-cell>
          <table:table-cell office:value-type="float" office:value="7815">
            <text:p>781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65">
            <text:p>65</text:p>
          </table:table-cell>
          <table:table-cell table:number-columns-repeated="10" office:value-type="float" office:value="0">
            <text:p>0</text:p>
          </table:table-cell>
          <table:table-cell office:value-type="float" office:value="2649">
            <text:p>264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86">
            <text:p>986</text:p>
          </table:table-cell>
          <table:table-cell office:value-type="float" office:value="36360">
            <text:p>36360</text:p>
          </table:table-cell>
          <table:table-cell office:value-type="float" office:value="2306">
            <text:p>2306</text:p>
          </table:table-cell>
          <table:table-cell office:value-type="float" office:value="0.03292">
            <text:p>0.03292</text:p>
          </table:table-cell>
          <table:table-cell office:value-type="float" office:value="1282">
            <text:p>1282</text:p>
          </table:table-cell>
          <table:table-cell table:number-columns-repeated="10" office:value-type="float" office:value="0">
            <text:p>0</text:p>
          </table:table-cell>
          <table:table-cell office:value-type="float" office:value="4574">
            <text:p>4574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">
            <text:p>639</text:p>
          </table:table-cell>
          <table:table-cell office:value-type="float" office:value="36360">
            <text:p>36360</text:p>
          </table:table-cell>
          <table:table-cell office:value-type="float" office:value="2074">
            <text:p>2074</text:p>
          </table:table-cell>
          <table:table-cell office:value-type="float" office:value="0.02713">
            <text:p>0.02713</text:p>
          </table:table-cell>
          <table:table-cell office:value-type="float" office:value="516">
            <text:p>516</text:p>
          </table:table-cell>
          <table:table-cell table:number-columns-repeated="10" office:value-type="float" office:value="0">
            <text:p>0</text:p>
          </table:table-cell>
          <table:table-cell office:value-type="float" office:value="3229">
            <text:p>322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table:number-columns-repeated="10" office:value-type="float" office:value="0">
            <text:p>0</text:p>
          </table:table-cell>
          <table:table-cell office:value-type="float" office:value="3006">
            <text:p>3006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5">
            <text:p>545</text:p>
          </table:table-cell>
          <table:table-cell office:value-type="float" office:value="36360">
            <text:p>36360</text:p>
          </table:table-cell>
          <table:table-cell office:value-type="float" office:value="2044">
            <text:p>2044</text:p>
          </table:table-cell>
          <table:table-cell office:value-type="float" office:value="0.02589">
            <text:p>0.02589</text:p>
          </table:table-cell>
          <table:table-cell office:value-type="float" office:value="290">
            <text:p>290</text:p>
          </table:table-cell>
          <table:table-cell table:number-columns-repeated="10" office:value-type="float" office:value="0">
            <text:p>0</text:p>
          </table:table-cell>
          <table:table-cell office:value-type="float" office:value="2879">
            <text:p>2879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9">
            <text:p>2039</text:p>
          </table:table-cell>
          <table:table-cell office:value-type="float" office:value="0.02583">
            <text:p>0.02583</text:p>
          </table:table-cell>
          <table:table-cell office:value-type="float" office:value="242">
            <text:p>242</text:p>
          </table:table-cell>
          <table:table-cell table:number-columns-repeated="10" office:value-type="float" office:value="0">
            <text:p>0</text:p>
          </table:table-cell>
          <table:table-cell office:value-type="float" office:value="2825">
            <text:p>282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27">
            <text:p>3327</text:p>
          </table:table-cell>
          <table:table-cell office:value-type="float" office:value="36360">
            <text:p>36360</text:p>
          </table:table-cell>
          <table:table-cell office:value-type="float" office:value="3373">
            <text:p>3373</text:p>
          </table:table-cell>
          <table:table-cell office:value-type="float" office:value="0.067">
            <text:p>0.067</text:p>
          </table:table-cell>
          <table:table-cell office:value-type="float" office:value="3574">
            <text:p>3574</text:p>
          </table:table-cell>
          <table:table-cell table:number-columns-repeated="10" office:value-type="float" office:value="0">
            <text:p>0</text:p>
          </table:table-cell>
          <table:table-cell office:value-type="float" office:value="10274">
            <text:p>10274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184">
            <text:p>2184</text:p>
          </table:table-cell>
          <table:table-cell office:value-type="float" office:value="36360">
            <text:p>36360</text:p>
          </table:table-cell>
          <table:table-cell office:value-type="float" office:value="2550">
            <text:p>2550</text:p>
          </table:table-cell>
          <table:table-cell office:value-type="float" office:value="0.04734">
            <text:p>0.04734</text:p>
          </table:table-cell>
          <table:table-cell office:value-type="float" office:value="2666">
            <text:p>2666</text:p>
          </table:table-cell>
          <table:table-cell table:number-columns-repeated="10" office:value-type="float" office:value="0">
            <text:p>0</text:p>
          </table:table-cell>
          <table:table-cell office:value-type="float" office:value="7400">
            <text:p>7400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table:number-columns-repeated="10" office:value-type="float" office:value="0">
            <text:p>0</text:p>
          </table:table-cell>
          <table:table-cell office:value-type="float" office:value="6743">
            <text:p>674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43">
            <text:p>1643</text:p>
          </table:table-cell>
          <table:table-cell office:value-type="float" office:value="36360">
            <text:p>36360</text:p>
          </table:table-cell>
          <table:table-cell office:value-type="float" office:value="2311">
            <text:p>2311</text:p>
          </table:table-cell>
          <table:table-cell office:value-type="float" office:value="0.03954">
            <text:p>0.03954</text:p>
          </table:table-cell>
          <table:table-cell office:value-type="float" office:value="2397">
            <text:p>2397</text:p>
          </table:table-cell>
          <table:table-cell table:number-columns-repeated="10" office:value-type="float" office:value="0">
            <text:p>0</text:p>
          </table:table-cell>
          <table:table-cell office:value-type="float" office:value="6351">
            <text:p>6351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number-columns-repeated="6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2283">
            <text:p>2283</text:p>
          </table:table-cell>
          <table:table-cell office:value-type="float" office:value="0.03912">
            <text:p>0.03912</text:p>
          </table:table-cell>
          <table:table-cell office:value-type="float" office:value="2378">
            <text:p>2378</text:p>
          </table:table-cell>
          <table:table-cell table:number-columns-repeated="10" office:value-type="float" office:value="0">
            <text:p>0</text:p>
          </table:table-cell>
          <table:table-cell office:value-type="float" office:value="6290">
            <text:p>6290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svg:width="12.998in" svg:height="10.1252in" svg:x="0.8283in" svg:y="16.1614in">
            <draw:object draw:notify-on-update-of-ranges="Sheet2.C2:Sheet2.C12 Sheet2.H67:Sheet2.H67 Sheet2.J2:Sheet2.J12 Sheet2.C50:Sheet2.C60 Sheet2.H71:Sheet2.H71 Sheet2.J50:Sheet2.J60 Sheet2.C38:Sheet2.C48 Sheet2.H70:Sheet2.H70 Sheet2.J38:Sheet2.J48 Sheet2.C14:Sheet2.C24 Sheet2.H68:Sheet2.H68 Sheet2.J14:Sheet2.J24 Sheet2.C26:Sheet2.C36 Sheet2.H69:Sheet2.H69 Sheet2.J26:Sheet2.J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8488in" svg:height="6.5031in" svg:x="1.9791in" svg:y="13.0067in">
            <draw:object draw:notify-on-update-of-ranges="Sheet2.C2:Sheet2.C12 Sheet2.C2:Sheet2.C12 Sheet2.H67:Sheet2.H67 Sheet2.O2:Sheet2.O12 Sheet2.C14:Sheet2.C24 Sheet2.H68:Sheet2.H68 Sheet2.O14:Sheet2.O24 Sheet2.C26:Sheet2.C36 Sheet2.H69:Sheet2.H69 Sheet2.O26:Sheet2.O36 Sheet2.C38:Sheet2.C48 Sheet2.H70:Sheet2.H70 Sheet2.O38:Sheet2.O48 Sheet2.C50:Sheet2.C60 Sheet2.H71:Sheet2.H71 Sheet2.O50:Sheet2.O6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11" table:default-cell-style-name="Default"/>
        <table:table-column table:style-name="co7" table:number-columns-repeated="9" table:default-cell-style-name="Default"/>
        <table:table-column table:style-name="co7" table:default-cell-style-name="ce3"/>
        <table:table-column table:style-name="co7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size</text:p>
          </table:table-cell>
          <table:table-cell office:value-type="string">
            <text:p>Log_2</text:p>
          </table:table-cell>
          <table:table-cell office:value-type="string">
            <text:p>assoc</text:p>
          </table:table-cell>
          <table:table-cell/>
          <table:table-cell office:value-type="string">
            <text:p>read</text:p>
          </table:table-cell>
          <table:table-cell office:value-type="string">
            <text:p>r miss</text:p>
          </table:table-cell>
          <table:table-cell office:value-type="string">
            <text:p>write</text:p>
          </table:table-cell>
          <table:table-cell office:value-type="string">
            <text:p>w miss</text:p>
          </table:table-cell>
          <table:table-cell office:value-type="string">
            <text:p>miss rate</text:p>
          </table:table-cell>
          <table:table-cell office:value-type="string">
            <text:p>writeback</text:p>
          </table:table-cell>
          <table:table-cell/>
          <table:table-cell office:value-type="string">
            <text:p>traffic</text:p>
          </table:table-cell>
          <table:table-cell office:value-type="string">
            <text:p>Hit Time</text:p>
          </table:table-cell>
          <table:table-cell office:value-type="string">
            <text:p>AAT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2];2)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12300">
            <text:p>12300</text:p>
          </table:table-cell>
          <table:table-cell office:value-type="float" office:value="36360">
            <text:p>36360</text:p>
          </table:table-cell>
          <table:table-cell office:value-type="float" office:value="7046">
            <text:p>7046</text:p>
          </table:table-cell>
          <table:table-cell office:value-type="float" office:value="0.19346">
            <text:p>0.19346</text:p>
          </table:table-cell>
          <table:table-cell office:value-type="float" office:value="8359">
            <text:p>8359</text:p>
          </table:table-cell>
          <table:table-cell/>
          <table:table-cell office:value-type="float" office:value="27705">
            <text:p>27705</text:p>
          </table:table-cell>
          <table:table-cell table:formula="of:=[Sheet3.E7]" office:value-type="float" office:value="0.114797">
            <text:p>0.114797</text:p>
          </table:table-cell>
          <table:table-cell table:style-name="ce4" table:formula="of:=[.N2]+20.2*[.J2]" office:value-type="float" office:value="4.022689">
            <text:p>4.02268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3];2)"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8905">
            <text:p>8905</text:p>
          </table:table-cell>
          <table:table-cell office:value-type="float" office:value="36360">
            <text:p>36360</text:p>
          </table:table-cell>
          <table:table-cell office:value-type="float" office:value="5869">
            <text:p>5869</text:p>
          </table:table-cell>
          <table:table-cell office:value-type="float" office:value="0.14774">
            <text:p>0.14774</text:p>
          </table:table-cell>
          <table:table-cell office:value-type="float" office:value="6713">
            <text:p>6713</text:p>
          </table:table-cell>
          <table:table-cell/>
          <table:table-cell office:value-type="float" office:value="21487">
            <text:p>21487</text:p>
          </table:table-cell>
          <table:table-cell table:style-name="ce2" office:value-type="float" office:value="0.12909">
            <text:p>0.12909</text:p>
          </table:table-cell>
          <table:table-cell table:style-name="ce4" table:formula="of:=[.N3]+20.2*[.J3]" office:value-type="float" office:value="3.113438">
            <text:p>3.11343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4];2)"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883">
            <text:p>5883</text:p>
          </table:table-cell>
          <table:table-cell office:value-type="float" office:value="36360">
            <text:p>36360</text:p>
          </table:table-cell>
          <table:table-cell office:value-type="float" office:value="4134">
            <text:p>4134</text:p>
          </table:table-cell>
          <table:table-cell office:value-type="float" office:value="0.10017">
            <text:p>0.10017</text:p>
          </table:table-cell>
          <table:table-cell office:value-type="float" office:value="4675">
            <text:p>4675</text:p>
          </table:table-cell>
          <table:table-cell/>
          <table:table-cell office:value-type="float" office:value="14692">
            <text:p>14692</text:p>
          </table:table-cell>
          <table:table-cell table:style-name="ce2" office:value-type="float" office:value="0.147005">
            <text:p>0.147005</text:p>
          </table:table-cell>
          <table:table-cell table:style-name="ce4" table:formula="of:=[.N4]+20.2*[.J4]" office:value-type="float" office:value="2.170439">
            <text:p>2.17043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5];2)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3327">
            <text:p>3327</text:p>
          </table:table-cell>
          <table:table-cell office:value-type="float" office:value="36360">
            <text:p>36360</text:p>
          </table:table-cell>
          <table:table-cell office:value-type="float" office:value="3373">
            <text:p>3373</text:p>
          </table:table-cell>
          <table:table-cell office:value-type="float" office:value="0.067">
            <text:p>0.067</text:p>
          </table:table-cell>
          <table:table-cell office:value-type="float" office:value="3574">
            <text:p>3574</text:p>
          </table:table-cell>
          <table:table-cell/>
          <table:table-cell office:value-type="float" office:value="10274">
            <text:p>10274</text:p>
          </table:table-cell>
          <table:table-cell table:style-name="ce2" office:value-type="float" office:value="0.16383">
            <text:p>0.16383</text:p>
          </table:table-cell>
          <table:table-cell table:style-name="ce4" table:formula="of:=[.N5]+20.2*[.J5]" office:value-type="float" office:value="1.51723">
            <text:p>1.5172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6];2)"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1932">
            <text:p>1932</text:p>
          </table:table-cell>
          <table:table-cell office:value-type="float" office:value="36360">
            <text:p>36360</text:p>
          </table:table-cell>
          <table:table-cell office:value-type="float" office:value="2677">
            <text:p>2677</text:p>
          </table:table-cell>
          <table:table-cell office:value-type="float" office:value="0.04609">
            <text:p>0.04609</text:p>
          </table:table-cell>
          <table:table-cell office:value-type="float" office:value="2503">
            <text:p>2503</text:p>
          </table:table-cell>
          <table:table-cell/>
          <table:table-cell office:value-type="float" office:value="7112">
            <text:p>7112</text:p>
          </table:table-cell>
          <table:table-cell table:style-name="ce2" office:value-type="float" office:value="0.198417">
            <text:p>0.198417</text:p>
          </table:table-cell>
          <table:table-cell table:style-name="ce4" table:formula="of:=[.N6]+20.2*[.J6]" office:value-type="float" office:value="1.129435">
            <text:p>1.12943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7];2)"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1356">
            <text:p>1356</text:p>
          </table:table-cell>
          <table:table-cell office:value-type="float" office:value="36360">
            <text:p>36360</text:p>
          </table:table-cell>
          <table:table-cell office:value-type="float" office:value="2412">
            <text:p>2412</text:p>
          </table:table-cell>
          <table:table-cell office:value-type="float" office:value="0.03768">
            <text:p>0.03768</text:p>
          </table:table-cell>
          <table:table-cell office:value-type="float" office:value="1696">
            <text:p>1696</text:p>
          </table:table-cell>
          <table:table-cell/>
          <table:table-cell office:value-type="float" office:value="5464">
            <text:p>5464</text:p>
          </table:table-cell>
          <table:table-cell table:style-name="ce2" office:value-type="float" office:value="0.233353">
            <text:p>0.233353</text:p>
          </table:table-cell>
          <table:table-cell table:style-name="ce4" table:formula="of:=[.N7]+20.2*[.J7]" office:value-type="float" office:value="0.994489">
            <text:p>0.99448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8];2)"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986">
            <text:p>986</text:p>
          </table:table-cell>
          <table:table-cell office:value-type="float" office:value="36360">
            <text:p>36360</text:p>
          </table:table-cell>
          <table:table-cell office:value-type="float" office:value="2306">
            <text:p>2306</text:p>
          </table:table-cell>
          <table:table-cell office:value-type="float" office:value="0.03292">
            <text:p>0.03292</text:p>
          </table:table-cell>
          <table:table-cell office:value-type="float" office:value="1282">
            <text:p>1282</text:p>
          </table:table-cell>
          <table:table-cell/>
          <table:table-cell office:value-type="float" office:value="4574">
            <text:p>4574</text:p>
          </table:table-cell>
          <table:table-cell table:style-name="ce2" office:value-type="float" office:value="0.294627">
            <text:p>0.294627</text:p>
          </table:table-cell>
          <table:table-cell table:style-name="ce4" table:formula="of:=[.N8]+20.2*[.J8]" office:value-type="float" office:value="0.959611">
            <text:p>0.95961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9];2)"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937">
            <text:p>937</text:p>
          </table:table-cell>
          <table:table-cell office:value-type="float" office:value="36360">
            <text:p>36360</text:p>
          </table:table-cell>
          <table:table-cell office:value-type="float" office:value="2296">
            <text:p>2296</text:p>
          </table:table-cell>
          <table:table-cell office:value-type="float" office:value="0.03233">
            <text:p>0.03233</text:p>
          </table:table-cell>
          <table:table-cell office:value-type="float" office:value="926">
            <text:p>926</text:p>
          </table:table-cell>
          <table:table-cell/>
          <table:table-cell office:value-type="float" office:value="4159">
            <text:p>4159</text:p>
          </table:table-cell>
          <table:table-cell table:style-name="ce2" office:value-type="float" office:value="0.3668">
            <text:p>0.3668</text:p>
          </table:table-cell>
          <table:table-cell table:style-name="ce4" table:formula="of:=[.N9]+20.2*[.J9]" office:value-type="float" office:value="1.019866">
            <text:p>1.019866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10];2)"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65">
            <text:p>65</text:p>
          </table:table-cell>
          <table:table-cell/>
          <table:table-cell office:value-type="float" office:value="2649">
            <text:p>2649</text:p>
          </table:table-cell>
          <table:table-cell table:style-name="ce2" office:value-type="float" office:value="0.443812">
            <text:p>0.443812</text:p>
          </table:table-cell>
          <table:table-cell table:style-name="ce4" table:formula="of:=[.N10]+20.2*[.J10]" office:value-type="float" office:value="0.96578">
            <text:p>0.9657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table:formula="of:=LOG([.B11];2)"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65">
            <text:p>65</text:p>
          </table:table-cell>
          <table:table-cell/>
          <table:table-cell office:value-type="float" office:value="2649">
            <text:p>2649</text:p>
          </table:table-cell>
          <table:table-cell table:style-name="ce2" office:value-type="float" office:value="0.563451">
            <text:p>0.563451</text:p>
          </table:table-cell>
          <table:table-cell table:style-name="ce4" table:formula="of:=[.N11]+20.2*[.J11]" office:value-type="float" office:value="1.085419">
            <text:p>1.08541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table:formula="of:=LOG([.B12];2)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54">
            <text:p>54</text:p>
          </table:table-cell>
          <table:table-cell/>
          <table:table-cell office:value-type="float" office:value="2638">
            <text:p>2638</text:p>
          </table:table-cell>
          <table:table-cell table:style-name="ce2" office:value-type="float" office:value="0.69938">
            <text:p>0.69938</text:p>
          </table:table-cell>
          <table:table-cell table:style-name="ce4" table:formula="of:=[.N12]+20.2*[.J12]" office:value-type="float" office:value="1.221348">
            <text:p>1.221348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14];2)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9623">
            <text:p>9623</text:p>
          </table:table-cell>
          <table:table-cell office:value-type="float" office:value="36360">
            <text:p>36360</text:p>
          </table:table-cell>
          <table:table-cell office:value-type="float" office:value="5980">
            <text:p>5980</text:p>
          </table:table-cell>
          <table:table-cell office:value-type="float" office:value="0.15603">
            <text:p>0.15603</text:p>
          </table:table-cell>
          <table:table-cell office:value-type="float" office:value="7002">
            <text:p>7002</text:p>
          </table:table-cell>
          <table:table-cell/>
          <table:table-cell office:value-type="float" office:value="22605">
            <text:p>22605</text:p>
          </table:table-cell>
          <table:table-cell table:style-name="ce2" office:value-type="float" office:value="0.140329">
            <text:p>0.140329</text:p>
          </table:table-cell>
          <table:table-cell table:style-name="ce4" table:formula="of:=[.N14]+20.2*[.J14]" office:value-type="float" office:value="3.292135">
            <text:p>3.29213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15];2)"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994">
            <text:p>5994</text:p>
          </table:table-cell>
          <table:table-cell office:value-type="float" office:value="36360">
            <text:p>36360</text:p>
          </table:table-cell>
          <table:table-cell office:value-type="float" office:value="4720">
            <text:p>4720</text:p>
          </table:table-cell>
          <table:table-cell office:value-type="float" office:value="0.10714">
            <text:p>0.10714</text:p>
          </table:table-cell>
          <table:table-cell office:value-type="float" office:value="5391">
            <text:p>5391</text:p>
          </table:table-cell>
          <table:table-cell/>
          <table:table-cell office:value-type="float" office:value="16105">
            <text:p>16105</text:p>
          </table:table-cell>
          <table:table-cell table:style-name="ce2" office:value-type="float" office:value="0.161691">
            <text:p>0.161691</text:p>
          </table:table-cell>
          <table:table-cell table:style-name="ce4" table:formula="of:=[.N15]+20.2*[.J15]" office:value-type="float" office:value="2.325919">
            <text:p>2.32591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16];2)"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4000">
            <text:p>4000</text:p>
          </table:table-cell>
          <table:table-cell office:value-type="float" office:value="36360">
            <text:p>36360</text:p>
          </table:table-cell>
          <table:table-cell office:value-type="float" office:value="3528">
            <text:p>3528</text:p>
          </table:table-cell>
          <table:table-cell office:value-type="float" office:value="0.07528">
            <text:p>0.07528</text:p>
          </table:table-cell>
          <table:table-cell office:value-type="float" office:value="3962">
            <text:p>3962</text:p>
          </table:table-cell>
          <table:table-cell/>
          <table:table-cell office:value-type="float" office:value="11490">
            <text:p>11490</text:p>
          </table:table-cell>
          <table:table-cell table:style-name="ce2" office:value-type="float" office:value="0.181131">
            <text:p>0.181131</text:p>
          </table:table-cell>
          <table:table-cell table:style-name="ce4" table:formula="of:=[.N16]+20.2*[.J16]" office:value-type="float" office:value="1.701787">
            <text:p>1.70178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17];2)"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2184">
            <text:p>2184</text:p>
          </table:table-cell>
          <table:table-cell office:value-type="float" office:value="36360">
            <text:p>36360</text:p>
          </table:table-cell>
          <table:table-cell office:value-type="float" office:value="2550">
            <text:p>2550</text:p>
          </table:table-cell>
          <table:table-cell office:value-type="float" office:value="0.04734">
            <text:p>0.04734</text:p>
          </table:table-cell>
          <table:table-cell office:value-type="float" office:value="2666">
            <text:p>2666</text:p>
          </table:table-cell>
          <table:table-cell/>
          <table:table-cell office:value-type="float" office:value="7400">
            <text:p>7400</text:p>
          </table:table-cell>
          <table:table-cell table:style-name="ce2" office:value-type="float" office:value="0.194195">
            <text:p>0.194195</text:p>
          </table:table-cell>
          <table:table-cell table:style-name="ce4" table:formula="of:=[.N17]+20.2*[.J17]" office:value-type="float" office:value="1.150463">
            <text:p>1.15046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18];2)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1161">
            <text:p>1161</text:p>
          </table:table-cell>
          <table:table-cell office:value-type="float" office:value="36360">
            <text:p>36360</text:p>
          </table:table-cell>
          <table:table-cell office:value-type="float" office:value="2223">
            <text:p>2223</text:p>
          </table:table-cell>
          <table:table-cell office:value-type="float" office:value="0.03384">
            <text:p>0.03384</text:p>
          </table:table-cell>
          <table:table-cell office:value-type="float" office:value="1965">
            <text:p>1965</text:p>
          </table:table-cell>
          <table:table-cell/>
          <table:table-cell office:value-type="float" office:value="5349">
            <text:p>5349</text:p>
          </table:table-cell>
          <table:table-cell table:style-name="ce2" office:value-type="float" office:value="0.223917">
            <text:p>0.223917</text:p>
          </table:table-cell>
          <table:table-cell table:style-name="ce4" table:formula="of:=[.N18]+20.2*[.J18]" office:value-type="float" office:value="0.907485">
            <text:p>0.90748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19];2)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752">
            <text:p>752</text:p>
          </table:table-cell>
          <table:table-cell office:value-type="float" office:value="36360">
            <text:p>36360</text:p>
          </table:table-cell>
          <table:table-cell office:value-type="float" office:value="2129">
            <text:p>2129</text:p>
          </table:table-cell>
          <table:table-cell office:value-type="float" office:value="0.02881">
            <text:p>0.02881</text:p>
          </table:table-cell>
          <table:table-cell office:value-type="float" office:value="1324">
            <text:p>1324</text:p>
          </table:table-cell>
          <table:table-cell/>
          <table:table-cell office:value-type="float" office:value="4205">
            <text:p>4205</text:p>
          </table:table-cell>
          <table:table-cell table:style-name="ce2" office:value-type="float" office:value="0.262446">
            <text:p>0.262446</text:p>
          </table:table-cell>
          <table:table-cell table:style-name="ce4" table:formula="of:=[.N19]+20.2*[.J19]" office:value-type="float" office:value="0.844408">
            <text:p>0.84440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20];2)"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639">
            <text:p>639</text:p>
          </table:table-cell>
          <table:table-cell office:value-type="float" office:value="36360">
            <text:p>36360</text:p>
          </table:table-cell>
          <table:table-cell office:value-type="float" office:value="2074">
            <text:p>2074</text:p>
          </table:table-cell>
          <table:table-cell office:value-type="float" office:value="0.02713">
            <text:p>0.02713</text:p>
          </table:table-cell>
          <table:table-cell office:value-type="float" office:value="516">
            <text:p>516</text:p>
          </table:table-cell>
          <table:table-cell/>
          <table:table-cell office:value-type="float" office:value="3229">
            <text:p>3229</text:p>
          </table:table-cell>
          <table:table-cell table:style-name="ce2" office:value-type="float" office:value="0.300727">
            <text:p>0.300727</text:p>
          </table:table-cell>
          <table:table-cell table:style-name="ce4" table:formula="of:=[.N20]+20.2*[.J20]" office:value-type="float" office:value="0.848753">
            <text:p>0.84875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21];2)"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6">
            <text:p>2046</text:p>
          </table:table-cell>
          <table:table-cell office:value-type="float" office:value="0.0259">
            <text:p>0.0259</text:p>
          </table:table-cell>
          <table:table-cell office:value-type="float" office:value="303">
            <text:p>303</text:p>
          </table:table-cell>
          <table:table-cell/>
          <table:table-cell office:value-type="float" office:value="2893">
            <text:p>2893</text:p>
          </table:table-cell>
          <table:table-cell table:style-name="ce2" office:value-type="float" office:value="0.374603">
            <text:p>0.374603</text:p>
          </table:table-cell>
          <table:table-cell table:style-name="ce4" table:formula="of:=[.N21]+20.2*[.J21]" office:value-type="float" office:value="0.897783">
            <text:p>0.89778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22];2)"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55">
            <text:p>55</text:p>
          </table:table-cell>
          <table:table-cell/>
          <table:table-cell office:value-type="float" office:value="2639">
            <text:p>2639</text:p>
          </table:table-cell>
          <table:table-cell table:style-name="ce2" office:value-type="float" office:value="0.445929">
            <text:p>0.445929</text:p>
          </table:table-cell>
          <table:table-cell table:style-name="ce4" table:formula="of:=[.N22]+20.2*[.J22]" office:value-type="float" office:value="0.967897">
            <text:p>0.96789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table:formula="of:=LOG([.B23];2)"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567744">
            <text:p>0.567744</text:p>
          </table:table-cell>
          <table:table-cell table:style-name="ce4" table:formula="of:=[.N23]+20.2*[.J23]" office:value-type="float" office:value="1.089308">
            <text:p>1.08930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table:formula="of:=LOG([.B24];2)"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706046">
            <text:p>0.706046</text:p>
          </table:table-cell>
          <table:table-cell table:style-name="ce4" table:formula="of:=[.N24]+20.2*[.J24]" office:value-type="float" office:value="1.22761">
            <text:p>1.2276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26];2)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/>
          <table:table-cell office:value-type="float" office:value="20959">
            <text:p>20959</text:p>
          </table:table-cell>
          <table:table-cell table:style-name="ce2" office:value-type="float" office:value="0.14682">
            <text:p>0.14682</text:p>
          </table:table-cell>
          <table:table-cell table:style-name="ce4" table:formula="of:=[.N26]+20.2*[.J26]" office:value-type="float" office:value="3.02936">
            <text:p>3.0293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27];2)"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/>
          <table:table-cell office:value-type="float" office:value="14564">
            <text:p>14564</text:p>
          </table:table-cell>
          <table:table-cell table:style-name="ce2" office:value-type="float" office:value="0.154496">
            <text:p>0.154496</text:p>
          </table:table-cell>
          <table:table-cell table:style-name="ce4" table:formula="of:=[.N27]+20.2*[.J27]" office:value-type="float" office:value="2.09814">
            <text:p>2.0981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28];2)"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/>
          <table:table-cell office:value-type="float" office:value="9361">
            <text:p>9361</text:p>
          </table:table-cell>
          <table:table-cell table:style-name="ce2" office:value-type="float" office:value="0.185685">
            <text:p>0.185685</text:p>
          </table:table-cell>
          <table:table-cell table:style-name="ce4" table:formula="of:=[.N28]+20.2*[.J28]" office:value-type="float" office:value="1.396069">
            <text:p>1.39606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29];2)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/>
          <table:table-cell office:value-type="float" office:value="6743">
            <text:p>6743</text:p>
          </table:table-cell>
          <table:table-cell table:style-name="ce2" office:value-type="float" office:value="0.211173">
            <text:p>0.211173</text:p>
          </table:table-cell>
          <table:table-cell table:style-name="ce4" table:formula="of:=[.N29]+20.2*[.J29]" office:value-type="float" office:value="1.069067">
            <text:p>1.06906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30];2)"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/>
          <table:table-cell office:value-type="float" office:value="4614">
            <text:p>4614</text:p>
          </table:table-cell>
          <table:table-cell table:style-name="ce2" office:value-type="float" office:value="0.233936">
            <text:p>0.233936</text:p>
          </table:table-cell>
          <table:table-cell table:style-name="ce4" table:formula="of:=[.N30]+20.2*[.J30]" office:value-type="float" office:value="0.806">
            <text:p>0.80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31];2)" office:value-type="float" office:value="15">
            <text:p>15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/>
          <table:table-cell office:value-type="float" office:value="3876">
            <text:p>3876</text:p>
          </table:table-cell>
          <table:table-cell table:style-name="ce2" office:value-type="float" office:value="0.27125">
            <text:p>0.27125</text:p>
          </table:table-cell>
          <table:table-cell table:style-name="ce4" table:formula="of:=[.N31]+20.2*[.J31]" office:value-type="float" office:value="0.80453">
            <text:p>0.8045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32];2)"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/>
          <table:table-cell office:value-type="float" office:value="3006">
            <text:p>3006</text:p>
          </table:table-cell>
          <table:table-cell table:style-name="ce2" office:value-type="float" office:value="0.319481">
            <text:p>0.319481</text:p>
          </table:table-cell>
          <table:table-cell table:style-name="ce4" table:formula="of:=[.N32]+20.2*[.J32]" office:value-type="float" office:value="0.843671">
            <text:p>0.84367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33];2)" office:value-type="float" office:value="17">
            <text:p>17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/>
          <table:table-cell office:value-type="float" office:value="2608">
            <text:p>2608</text:p>
          </table:table-cell>
          <table:table-cell table:style-name="ce2" office:value-type="float" office:value="0.38028">
            <text:p>0.38028</text:p>
          </table:table-cell>
          <table:table-cell table:style-name="ce4" table:formula="of:=[.N33]+20.2*[.J33]" office:value-type="float" office:value="0.901844">
            <text:p>0.90184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34];2)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/>
          <table:table-cell office:value-type="float" office:value="2583">
            <text:p>2583</text:p>
          </table:table-cell>
          <table:table-cell table:style-name="ce2" office:value-type="float" office:value="0.457685">
            <text:p>0.457685</text:p>
          </table:table-cell>
          <table:table-cell table:style-name="ce4" table:formula="of:=[.N34]+20.2*[.J34]" office:value-type="float" office:value="0.979249">
            <text:p>0.97924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table:formula="of:=LOG([.B35];2)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564418">
            <text:p>0.564418</text:p>
          </table:table-cell>
          <table:table-cell table:style-name="ce4" table:formula="of:=[.N35]+20.2*[.J35]" office:value-type="float" office:value="1.085982">
            <text:p>1.08598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table:formula="of:=LOG([.B36];2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699607">
            <text:p>0.699607</text:p>
          </table:table-cell>
          <table:table-cell table:style-name="ce4" table:formula="of:=[.N36]+20.2*[.J36]" office:value-type="float" office:value="1.221171">
            <text:p>1.22117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38];2)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7972">
            <text:p>7972</text:p>
          </table:table-cell>
          <table:table-cell office:value-type="float" office:value="36360">
            <text:p>36360</text:p>
          </table:table-cell>
          <table:table-cell office:value-type="float" office:value="5655">
            <text:p>5655</text:p>
          </table:table-cell>
          <table:table-cell office:value-type="float" office:value="0.13627">
            <text:p>0.13627</text:p>
          </table:table-cell>
          <table:table-cell office:value-type="float" office:value="6509">
            <text:p>6509</text:p>
          </table:table-cell>
          <table:table-cell/>
          <table:table-cell office:value-type="float" office:value="20136">
            <text:p>20136</text:p>
          </table:table-cell>
          <table:table-cell/>
          <table:table-cell table:style-name="ce4" table:formula="of:=[.N38]+20.2*[.J38]" office:value-type="float" office:value="2.752654">
            <text:p>2.75265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39];2)"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4744">
            <text:p>4744</text:p>
          </table:table-cell>
          <table:table-cell office:value-type="float" office:value="36360">
            <text:p>36360</text:p>
          </table:table-cell>
          <table:table-cell office:value-type="float" office:value="4325">
            <text:p>4325</text:p>
          </table:table-cell>
          <table:table-cell office:value-type="float" office:value="0.09069">
            <text:p>0.09069</text:p>
          </table:table-cell>
          <table:table-cell office:value-type="float" office:value="4788">
            <text:p>4788</text:p>
          </table:table-cell>
          <table:table-cell/>
          <table:table-cell office:value-type="float" office:value="13857">
            <text:p>13857</text:p>
          </table:table-cell>
          <table:table-cell table:style-name="ce2" office:value-type="float" office:value="0.180686">
            <text:p>0.180686</text:p>
          </table:table-cell>
          <table:table-cell table:style-name="ce4" table:formula="of:=[.N39]+20.2*[.J39]" office:value-type="float" office:value="2.012624">
            <text:p>2.01262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40];2)"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2567">
            <text:p>2567</text:p>
          </table:table-cell>
          <table:table-cell office:value-type="float" office:value="36360">
            <text:p>36360</text:p>
          </table:table-cell>
          <table:table-cell office:value-type="float" office:value="2798">
            <text:p>2798</text:p>
          </table:table-cell>
          <table:table-cell office:value-type="float" office:value="0.05365">
            <text:p>0.05365</text:p>
          </table:table-cell>
          <table:table-cell office:value-type="float" office:value="3056">
            <text:p>3056</text:p>
          </table:table-cell>
          <table:table-cell/>
          <table:table-cell office:value-type="float" office:value="8421">
            <text:p>8421</text:p>
          </table:table-cell>
          <table:table-cell table:style-name="ce2" office:value-type="float" office:value="0.189065">
            <text:p>0.189065</text:p>
          </table:table-cell>
          <table:table-cell table:style-name="ce4" table:formula="of:=[.N40]+20.2*[.J40]" office:value-type="float" office:value="1.272795">
            <text:p>1.27279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41];2)" office:value-type="float" office:value="13">
            <text:p>13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1643">
            <text:p>1643</text:p>
          </table:table-cell>
          <table:table-cell office:value-type="float" office:value="36360">
            <text:p>36360</text:p>
          </table:table-cell>
          <table:table-cell office:value-type="float" office:value="2311">
            <text:p>2311</text:p>
          </table:table-cell>
          <table:table-cell office:value-type="float" office:value="0.03954">
            <text:p>0.03954</text:p>
          </table:table-cell>
          <table:table-cell office:value-type="float" office:value="2397">
            <text:p>2397</text:p>
          </table:table-cell>
          <table:table-cell/>
          <table:table-cell office:value-type="float" office:value="6351">
            <text:p>6351</text:p>
          </table:table-cell>
          <table:table-cell table:style-name="ce2" office:value-type="float" office:value="0.212911">
            <text:p>0.212911</text:p>
          </table:table-cell>
          <table:table-cell table:style-name="ce4" table:formula="of:=[.N41]+20.2*[.J41]" office:value-type="float" office:value="1.011619">
            <text:p>1.01161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42];2)"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681">
            <text:p>681</text:p>
          </table:table-cell>
          <table:table-cell office:value-type="float" office:value="36360">
            <text:p>36360</text:p>
          </table:table-cell>
          <table:table-cell office:value-type="float" office:value="2093">
            <text:p>2093</text:p>
          </table:table-cell>
          <table:table-cell office:value-type="float" office:value="0.02774">
            <text:p>0.02774</text:p>
          </table:table-cell>
          <table:table-cell office:value-type="float" office:value="1773">
            <text:p>1773</text:p>
          </table:table-cell>
          <table:table-cell/>
          <table:table-cell office:value-type="float" office:value="4547">
            <text:p>4547</text:p>
          </table:table-cell>
          <table:table-cell table:style-name="ce2" office:value-type="float" office:value="0.254354">
            <text:p>0.254354</text:p>
          </table:table-cell>
          <table:table-cell table:style-name="ce4" table:formula="of:=[.N42]+20.2*[.J42]" office:value-type="float" office:value="0.814702">
            <text:p>0.81470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43];2)"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1">
            <text:p>2071</text:p>
          </table:table-cell>
          <table:table-cell office:value-type="float" office:value="0.02625">
            <text:p>0.02625</text:p>
          </table:table-cell>
          <table:table-cell office:value-type="float" office:value="1234">
            <text:p>1234</text:p>
          </table:table-cell>
          <table:table-cell/>
          <table:table-cell office:value-type="float" office:value="3859">
            <text:p>3859</text:p>
          </table:table-cell>
          <table:table-cell table:style-name="ce2" office:value-type="float" office:value="0.288511">
            <text:p>0.288511</text:p>
          </table:table-cell>
          <table:table-cell table:style-name="ce4" table:formula="of:=[.N43]+20.2*[.J43]" office:value-type="float" office:value="0.818761">
            <text:p>0.81876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44];2)"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5">
            <text:p>545</text:p>
          </table:table-cell>
          <table:table-cell office:value-type="float" office:value="36360">
            <text:p>36360</text:p>
          </table:table-cell>
          <table:table-cell office:value-type="float" office:value="2044">
            <text:p>2044</text:p>
          </table:table-cell>
          <table:table-cell office:value-type="float" office:value="0.02589">
            <text:p>0.02589</text:p>
          </table:table-cell>
          <table:table-cell office:value-type="float" office:value="290">
            <text:p>290</text:p>
          </table:table-cell>
          <table:table-cell/>
          <table:table-cell office:value-type="float" office:value="2879">
            <text:p>2879</text:p>
          </table:table-cell>
          <table:table-cell table:style-name="ce2" office:value-type="float" office:value="0.341213">
            <text:p>0.341213</text:p>
          </table:table-cell>
          <table:table-cell table:style-name="ce4" table:formula="of:=[.N44]+20.2*[.J44]" office:value-type="float" office:value="0.864191">
            <text:p>0.86419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45];2)" office:value-type="float" office:value="17">
            <text:p>17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4">
            <text:p>4</text:p>
          </table:table-cell>
          <table:table-cell/>
          <table:table-cell office:value-type="float" office:value="2586">
            <text:p>2586</text:p>
          </table:table-cell>
          <table:table-cell table:style-name="ce2" office:value-type="float" office:value="0.401236">
            <text:p>0.401236</text:p>
          </table:table-cell>
          <table:table-cell table:style-name="ce4" table:formula="of:=[.N45]+20.2*[.J45]" office:value-type="float" office:value="0.9228">
            <text:p>0.922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46];2)"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458925">
            <text:p>0.458925</text:p>
          </table:table-cell>
          <table:table-cell table:style-name="ce4" table:formula="of:=[.N46]+20.2*[.J46]" office:value-type="float" office:value="0.980489">
            <text:p>0.98048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table:formula="of:=LOG([.B47];2)"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578177">
            <text:p>0.578177</text:p>
          </table:table-cell>
          <table:table-cell table:style-name="ce4" table:formula="of:=[.N47]+20.2*[.J47]" office:value-type="float" office:value="1.099741">
            <text:p>1.09974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table:formula="of:=LOG([.B48];2)" office:value-type="float" office:value="20">
            <text:p>20</text:p>
          </table:table-cell>
          <table:table-cell office:value-type="float" office:value="8">
            <text:p>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705819">
            <text:p>0.705819</text:p>
          </table:table-cell>
          <table:table-cell table:style-name="ce4" table:formula="of:=[.N48]+20.2*[.J48]" office:value-type="float" office:value="1.227383">
            <text:p>1.227383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50];2)" office:value-type="float" office:value="10">
            <text:p>10</text:p>
          </table:table-cell>
          <table:table-cell office:value-type="float" office:value="32">
            <text:p>3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8099">
            <text:p>8099</text:p>
          </table:table-cell>
          <table:table-cell office:value-type="float" office:value="36360">
            <text:p>36360</text:p>
          </table:table-cell>
          <table:table-cell office:value-type="float" office:value="5597">
            <text:p>5597</text:p>
          </table:table-cell>
          <table:table-cell office:value-type="float" office:value="0.13696">
            <text:p>0.13696</text:p>
          </table:table-cell>
          <table:table-cell office:value-type="float" office:value="6442">
            <text:p>6442</text:p>
          </table:table-cell>
          <table:table-cell/>
          <table:table-cell office:value-type="float" office:value="20138">
            <text:p>20138</text:p>
          </table:table-cell>
          <table:table-cell table:style-name="ce2" office:value-type="float" office:value="0.155484">
            <text:p>0.155484</text:p>
          </table:table-cell>
          <table:table-cell table:style-name="ce4" table:formula="of:=[.N50]+20.2*[.J50]" office:value-type="float" office:value="2.922076">
            <text:p>2.92207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51];2)" office:value-type="float" office:value="11">
            <text:p>11</text:p>
          </table:table-cell>
          <table:table-cell office:value-type="float" office:value="64">
            <text:p>6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4585">
            <text:p>4585</text:p>
          </table:table-cell>
          <table:table-cell office:value-type="float" office:value="36360">
            <text:p>36360</text:p>
          </table:table-cell>
          <table:table-cell office:value-type="float" office:value="4275">
            <text:p>4275</text:p>
          </table:table-cell>
          <table:table-cell office:value-type="float" office:value="0.0886">
            <text:p>0.0886</text:p>
          </table:table-cell>
          <table:table-cell office:value-type="float" office:value="4693">
            <text:p>4693</text:p>
          </table:table-cell>
          <table:table-cell/>
          <table:table-cell office:value-type="float" office:value="13553">
            <text:p>13553</text:p>
          </table:table-cell>
          <table:table-cell table:style-name="ce2" office:value-type="float" office:value="0.176515">
            <text:p>0.176515</text:p>
          </table:table-cell>
          <table:table-cell table:style-name="ce4" table:formula="of:=[.N51]+20.2*[.J51]" office:value-type="float" office:value="1.966235">
            <text:p>1.96623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52];2)" office:value-type="float" office:value="12">
            <text:p>12</text:p>
          </table:table-cell>
          <table:table-cell office:value-type="float" office:value="128">
            <text:p>12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2356">
            <text:p>2356</text:p>
          </table:table-cell>
          <table:table-cell office:value-type="float" office:value="36360">
            <text:p>36360</text:p>
          </table:table-cell>
          <table:table-cell office:value-type="float" office:value="2598">
            <text:p>2598</text:p>
          </table:table-cell>
          <table:table-cell office:value-type="float" office:value="0.04954">
            <text:p>0.04954</text:p>
          </table:table-cell>
          <table:table-cell office:value-type="float" office:value="2861">
            <text:p>2861</text:p>
          </table:table-cell>
          <table:table-cell/>
          <table:table-cell office:value-type="float" office:value="7815">
            <text:p>7815</text:p>
          </table:table-cell>
          <table:table-cell table:style-name="ce2" office:value-type="float" office:value="0.182948">
            <text:p>0.182948</text:p>
          </table:table-cell>
          <table:table-cell table:style-name="ce4" table:formula="of:=[.N52]+20.2*[.J52]" office:value-type="float" office:value="1.183656">
            <text:p>1.18365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53];2)" office:value-type="float" office:value="13">
            <text:p>13</text:p>
          </table:table-cell>
          <table:table-cell office:value-type="float" office:value="256">
            <text:p>256</text:p>
          </table:table-cell>
          <table:table-cell/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2283">
            <text:p>2283</text:p>
          </table:table-cell>
          <table:table-cell office:value-type="float" office:value="0.03912">
            <text:p>0.03912</text:p>
          </table:table-cell>
          <table:table-cell office:value-type="float" office:value="2378">
            <text:p>2378</text:p>
          </table:table-cell>
          <table:table-cell/>
          <table:table-cell office:value-type="float" office:value="6290">
            <text:p>6290</text:p>
          </table:table-cell>
          <table:table-cell table:style-name="ce2" office:value-type="float" office:value="0.198581">
            <text:p>0.198581</text:p>
          </table:table-cell>
          <table:table-cell table:style-name="ce4" table:formula="of:=[.N53]+20.2*[.J53]" office:value-type="float" office:value="0.988805">
            <text:p>0.98880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54];2)" office:value-type="float" office:value="14">
            <text:p>14</text:p>
          </table:table-cell>
          <table:table-cell office:value-type="float" office:value="512">
            <text:p>51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55">
            <text:p>555</text:p>
          </table:table-cell>
          <table:table-cell office:value-type="float" office:value="36360">
            <text:p>36360</text:p>
          </table:table-cell>
          <table:table-cell office:value-type="float" office:value="2079">
            <text:p>2079</text:p>
          </table:table-cell>
          <table:table-cell office:value-type="float" office:value="0.02634">
            <text:p>0.02634</text:p>
          </table:table-cell>
          <table:table-cell office:value-type="float" office:value="1754">
            <text:p>1754</text:p>
          </table:table-cell>
          <table:table-cell/>
          <table:table-cell office:value-type="float" office:value="4388">
            <text:p>4388</text:p>
          </table:table-cell>
          <table:table-cell table:style-name="ce2" office:value-type="float" office:value="0.205608">
            <text:p>0.205608</text:p>
          </table:table-cell>
          <table:table-cell table:style-name="ce4" table:formula="of:=[.N54]+20.2*[.J54]" office:value-type="float" office:value="0.737676">
            <text:p>0.73767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55];2)" office:value-type="float" office:value="15">
            <text:p>15</text:p>
          </table:table-cell>
          <table:table-cell office:value-type="float" office:value="1024">
            <text:p>102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24">
            <text:p>0.02624</text:p>
          </table:table-cell>
          <table:table-cell office:value-type="float" office:value="1233">
            <text:p>1233</text:p>
          </table:table-cell>
          <table:table-cell/>
          <table:table-cell office:value-type="float" office:value="3857">
            <text:p>3857</text:p>
          </table:table-cell>
          <table:table-cell table:style-name="ce2" office:value-type="float" office:value="0.22474">
            <text:p>0.22474</text:p>
          </table:table-cell>
          <table:table-cell table:style-name="ce4" table:formula="of:=[.N55]+20.2*[.J55]" office:value-type="float" office:value="0.754788">
            <text:p>0.75478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56];2)" office:value-type="float" office:value="16">
            <text:p>16</text:p>
          </table:table-cell>
          <table:table-cell office:value-type="float" office:value="2048">
            <text:p>204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9">
            <text:p>2039</text:p>
          </table:table-cell>
          <table:table-cell office:value-type="float" office:value="0.02583">
            <text:p>0.02583</text:p>
          </table:table-cell>
          <table:table-cell office:value-type="float" office:value="242">
            <text:p>242</text:p>
          </table:table-cell>
          <table:table-cell/>
          <table:table-cell office:value-type="float" office:value="2825">
            <text:p>2825</text:p>
          </table:table-cell>
          <table:table-cell table:style-name="ce2" office:value-type="float" office:value="0.276281">
            <text:p>0.276281</text:p>
          </table:table-cell>
          <table:table-cell table:style-name="ce4" table:formula="of:=[.N56]+20.2*[.J56]" office:value-type="float" office:value="0.798047">
            <text:p>0.79804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57];2)" office:value-type="float" office:value="17">
            <text:p>17</text:p>
          </table:table-cell>
          <table:table-cell office:value-type="float" office:value="4096">
            <text:p>4096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322486">
            <text:p>0.322486</text:p>
          </table:table-cell>
          <table:table-cell table:style-name="ce4" table:formula="of:=[.N57]+20.2*[.J57]" office:value-type="float" office:value="0.84405">
            <text:p>0.8440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58];2)" office:value-type="float" office:value="18">
            <text:p>18</text:p>
          </table:table-cell>
          <table:table-cell office:value-type="float" office:value="8192">
            <text:p>8192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396009">
            <text:p>0.396009</text:p>
          </table:table-cell>
          <table:table-cell table:style-name="ce4" table:formula="of:=[.N58]+20.2*[.J58]" office:value-type="float" office:value="0.917573">
            <text:p>0.91757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4288">
            <text:p>524288</text:p>
          </table:table-cell>
          <table:table-cell table:formula="of:=LOG([.B59];2)" office:value-type="float" office:value="19">
            <text:p>19</text:p>
          </table:table-cell>
          <table:table-cell office:value-type="float" office:value="16384">
            <text:p>16384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475728">
            <text:p>0.475728</text:p>
          </table:table-cell>
          <table:table-cell table:style-name="ce4" table:formula="of:=[.N59]+20.2*[.J59]" office:value-type="float" office:value="0.997292">
            <text:p>0.99729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8576">
            <text:p>1048576</text:p>
          </table:table-cell>
          <table:table-cell table:formula="of:=LOG([.B60];2)" office:value-type="float" office:value="20">
            <text:p>20</text:p>
          </table:table-cell>
          <table:table-cell office:value-type="float" office:value="32768">
            <text:p>32768</text:p>
          </table:table-cell>
          <table:table-cell/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  <table:table-cell table:style-name="ce2" office:value-type="float" office:value="0.588474">
            <text:p>0.588474</text:p>
          </table:table-cell>
          <table:table-cell table:style-name="ce4" table:formula="of:=[.N60]+20.2*[.J60]" office:value-type="float" office:value="1.110038">
            <text:p>1.110038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4" table:formula="of:=MIN([.O2:.O60])" office:value-type="float" office:value="0.737676">
            <text:p>0.737676</text:p>
          </table:table-cell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Direct Map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2 ASSOC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4 ASSOC</text:p>
          </table:table-cell>
          <table:table-cell table:number-columns-repeated="10"/>
        </table:table-row>
        <table:table-row table:style-name="ro1">
          <table:table-cell/>
          <table:table-cell table:style-name="ce2" table:number-columns-repeated="6"/>
          <table:table-cell table:style-name="ce2" office:value-type="string">
            <text:p>8 ASSOC</text:p>
          </table:table-cell>
          <table:table-cell table:number-columns-repeated="10"/>
        </table:table-row>
        <table:table-row table:style-name="ro1">
          <table:table-cell/>
          <table:table-cell table:style-name="ce2" table:number-columns-repeated="6"/>
          <table:table-cell table:style-name="ce2" office:value-type="string">
            <text:p>Fully ASSOC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ce2" table:number-columns-repeated="7"/>
          <table:table-cell table:number-columns-repeated="10"/>
        </table:table-row>
        <table:table-row table:style-name="ro1" table:number-rows-repeated="104850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10" table:number-columns-repeated="7" table:default-cell-style-name="ce1"/>
        <table:table-column table:style-name="co10" table:number-columns-repeated="249" table:default-cell-style-name="Default"/>
        <table:table-row table:style-name="ro3">
          <table:table-cell office:value-type="string">
            <text:p>Cache Size(bytes)</text:p>
          </table:table-cell>
          <table:table-cell office:value-type="string">
            <text:p><text:s/>Cache Size(kb)</text:p>
          </table:table-cell>
          <table:table-cell office:value-type="string">
            <text:p><text:s/>Block Size(bytes)</text:p>
          </table:table-cell>
          <table:table-cell office:value-type="string">
            <text:p><text:s/>Associativity</text:p>
          </table:table-cell>
          <table:table-cell office:value-type="string">
            <text:p><text:s/>Access Time(ns)</text:p>
          </table:table-cell>
          <table:table-cell office:value-type="string">
            <text:p><text:s/>Energy Per Access(nJ)</text:p>
          </table:table-cell>
          <table:table-cell office:value-type="string">
            <text:p><text:s/>Area(mm*mm)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20271">
            <text:p>0.120271</text:p>
          </table:table-cell>
          <table:table-cell office:value-type="float" office:value="0.00147203">
            <text:p>0.00147203</text:p>
          </table:table-cell>
          <table:table-cell office:value-type="float" office:value="0.012576448">
            <text:p>0.012576448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54369">
            <text:p>0.154369</text:p>
          </table:table-cell>
          <table:table-cell office:value-type="float" office:value="0.00179223">
            <text:p>0.00179223</text:p>
          </table:table-cell>
          <table:table-cell office:value-type="float" office:value="0.009352716">
            <text:p>0.009352716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48551">
            <text:p>0.148551</text:p>
          </table:table-cell>
          <table:table-cell office:value-type="float" office:value="0.00441801">
            <text:p>0.00441801</text:p>
          </table:table-cell>
          <table:table-cell office:value-type="float" office:value="0.015114948">
            <text:p>0.015114948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77363">
            <text:p>0.177363</text:p>
          </table:table-cell>
          <table:table-cell office:value-type="float" office:value="0.0131495">
            <text:p>0.0131495</text:p>
          </table:table-cell>
          <table:table-cell office:value-type="float" office:value="0.032695749">
            <text:p>0.032695749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173252">
            <text:p>0.173252</text:p>
          </table:table-cell>
          <table:table-cell office:value-type="float" office:value="0.00739022">
            <text:p>0.00739022</text:p>
          </table:table-cell>
          <table:table-cell office:value-type="float" office:value="0.003939615">
            <text:p>0.003939615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114797">
            <text:p>0.114797</text:p>
          </table:table-cell>
          <table:table-cell office:value-type="float" office:value="0.00244887">
            <text:p>0.00244887</text:p>
          </table:table-cell>
          <table:table-cell office:value-type="float" office:value="0.010298466">
            <text:p>0.010298466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140329">
            <text:p>0.140329</text:p>
          </table:table-cell>
          <table:table-cell office:value-type="float" office:value="0.00177485">
            <text:p>0.00177485</text:p>
          </table:table-cell>
          <table:table-cell office:value-type="float" office:value="0.009471732">
            <text:p>0.009471732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14682">
            <text:p>0.14682</text:p>
          </table:table-cell>
          <table:table-cell office:value-type="float" office:value="0.00427425">
            <text:p>0.00427425</text:p>
          </table:table-cell>
          <table:table-cell office:value-type="float" office:value="0.015114948">
            <text:p>0.015114948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155484">
            <text:p>0.155484</text:p>
          </table:table-cell>
          <table:table-cell office:value-type="float" office:value="0.00513759">
            <text:p>0.00513759</text:p>
          </table:table-cell>
          <table:table-cell office:value-type="float" office:value="0.003939615">
            <text:p>0.003939615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114797">
            <text:p>0.114797</text:p>
          </table:table-cell>
          <table:table-cell office:value-type="float" office:value="0.00237805">
            <text:p>0.00237805</text:p>
          </table:table-cell>
          <table:table-cell office:value-type="float" office:value="0.010106624">
            <text:p>0.010106624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138794">
            <text:p>0.138794</text:p>
          </table:table-cell>
          <table:table-cell office:value-type="float" office:value="0.00170666">
            <text:p>0.00170666</text:p>
          </table:table-cell>
          <table:table-cell office:value-type="float" office:value="0.009471732">
            <text:p>0.009471732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145983">
            <text:p>0.145983</text:p>
          </table:table-cell>
          <table:table-cell office:value-type="float" office:value="0.00400642">
            <text:p>0.00400642</text:p>
          </table:table-cell>
          <table:table-cell office:value-type="float" office:value="0.003939615">
            <text:p>0.003939615</text:p>
          </table:table-cell>
          <table:table-cell table:number-columns-repeated="24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114797">
            <text:p>0.114797</text:p>
          </table:table-cell>
          <table:table-cell office:value-type="float" office:value="0.00234148">
            <text:p>0.00234148</text:p>
          </table:table-cell>
          <table:table-cell office:value-type="float" office:value="0.010106624">
            <text:p>0.010106624</text:p>
          </table:table-cell>
          <table:table-cell/>
          <table:table-cell office:value-type="string">
            <text:p><text:s/></text:p>
          </table:table-cell>
          <table:table-cell table:number-columns-repeated="24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140136">
            <text:p>0.140136</text:p>
          </table:table-cell>
          <table:table-cell office:value-type="float" office:value="0.00347392">
            <text:p>0.00347392</text:p>
          </table:table-cell>
          <table:table-cell office:value-type="float" office:value="0.003939615">
            <text:p>0.003939615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2909">
            <text:p>0.12909</text:p>
          </table:table-cell>
          <table:table-cell office:value-type="float" office:value="0.00231301">
            <text:p>0.00231301</text:p>
          </table:table-cell>
          <table:table-cell office:value-type="float" office:value="0.020146374">
            <text:p>0.020146374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72494">
            <text:p>0.172494</text:p>
          </table:table-cell>
          <table:table-cell office:value-type="float" office:value="0.00255952">
            <text:p>0.00255952</text:p>
          </table:table-cell>
          <table:table-cell office:value-type="float" office:value="0.027993859">
            <text:p>0.027993859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70128">
            <text:p>0.170128</text:p>
          </table:table-cell>
          <table:table-cell office:value-type="float" office:value="0.00476208">
            <text:p>0.00476208</text:p>
          </table:table-cell>
          <table:table-cell office:value-type="float" office:value="0.018578171">
            <text:p>0.018578171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8281">
            <text:p>0.18281</text:p>
          </table:table-cell>
          <table:table-cell office:value-type="float" office:value="0.0136843">
            <text:p>0.0136843</text:p>
          </table:table-cell>
          <table:table-cell office:value-type="float" office:value="0.037985284">
            <text:p>0.037985284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175761">
            <text:p>0.175761</text:p>
          </table:table-cell>
          <table:table-cell office:value-type="float" office:value="0.013481">
            <text:p>0.013481</text:p>
          </table:table-cell>
          <table:table-cell office:value-type="float" office:value="0.007713456">
            <text:p>0.007713456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12909">
            <text:p>0.12909</text:p>
          </table:table-cell>
          <table:table-cell office:value-type="float" office:value="0.00210064">
            <text:p>0.00210064</text:p>
          </table:table-cell>
          <table:table-cell office:value-type="float" office:value="0.01599472">
            <text:p>0.01599472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161691">
            <text:p>0.161691</text:p>
          </table:table-cell>
          <table:table-cell office:value-type="float" office:value="0.00195503">
            <text:p>0.00195503</text:p>
          </table:table-cell>
          <table:table-cell office:value-type="float" office:value="0.019780326">
            <text:p>0.019780326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154496">
            <text:p>0.154496</text:p>
          </table:table-cell>
          <table:table-cell office:value-type="float" office:value="0.00469726">
            <text:p>0.00469726</text:p>
          </table:table-cell>
          <table:table-cell office:value-type="float" office:value="0.018662359">
            <text:p>0.018662359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180686">
            <text:p>0.180686</text:p>
          </table:table-cell>
          <table:table-cell office:value-type="float" office:value="0.013344">
            <text:p>0.013344</text:p>
          </table:table-cell>
          <table:table-cell office:value-type="float" office:value="0.032718708">
            <text:p>0.032718708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176515">
            <text:p>0.176515</text:p>
          </table:table-cell>
          <table:table-cell office:value-type="float" office:value="0.00757455">
            <text:p>0.00757455</text:p>
          </table:table-cell>
          <table:table-cell office:value-type="float" office:value="0.007713456">
            <text:p>0.007713456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12909">
            <text:p>0.12909</text:p>
          </table:table-cell>
          <table:table-cell office:value-type="float" office:value="0.00198811">
            <text:p>0.00198811</text:p>
          </table:table-cell>
          <table:table-cell office:value-type="float" office:value="0.015731028">
            <text:p>0.015731028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14968">
            <text:p>0.14968</text:p>
          </table:table-cell>
          <table:table-cell office:value-type="float" office:value="0.00195931">
            <text:p>0.00195931</text:p>
          </table:table-cell>
          <table:table-cell office:value-type="float" office:value="0.017403789">
            <text:p>0.017403789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152765">
            <text:p>0.152765</text:p>
          </table:table-cell>
          <table:table-cell office:value-type="float" office:value="0.0045535">
            <text:p>0.0045535</text:p>
          </table:table-cell>
          <table:table-cell office:value-type="float" office:value="0.018662359">
            <text:p>0.018662359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161001">
            <text:p>0.161001</text:p>
          </table:table-cell>
          <table:table-cell office:value-type="float" office:value="0.00531245">
            <text:p>0.00531245</text:p>
          </table:table-cell>
          <table:table-cell office:value-type="float" office:value="0.010753381">
            <text:p>0.010753381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12909">
            <text:p>0.12909</text:p>
          </table:table-cell>
          <table:table-cell office:value-type="float" office:value="0.00192233">
            <text:p>0.00192233</text:p>
          </table:table-cell>
          <table:table-cell office:value-type="float" office:value="0.015518442">
            <text:p>0.015518442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148145">
            <text:p>0.148145</text:p>
          </table:table-cell>
          <table:table-cell office:value-type="float" office:value="0.00189113">
            <text:p>0.00189113</text:p>
          </table:table-cell>
          <table:table-cell office:value-type="float" office:value="0.017403789">
            <text:p>0.017403789</text:p>
          </table:table-cell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1515">
            <text:p>0.1515</text:p>
          </table:table-cell>
          <table:table-cell office:value-type="float" office:value="0.00418127">
            <text:p>0.00418127</text:p>
          </table:table-cell>
          <table:table-cell office:value-type="float" office:value="0.010753381">
            <text:p>0.010753381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47005">
            <text:p>0.147005</text:p>
          </table:table-cell>
          <table:table-cell office:value-type="float" office:value="0.00246015">
            <text:p>0.00246015</text:p>
          </table:table-cell>
          <table:table-cell office:value-type="float" office:value="0.045271895">
            <text:p>0.045271895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85463">
            <text:p>0.185463</text:p>
          </table:table-cell>
          <table:table-cell office:value-type="float" office:value="0.00358696">
            <text:p>0.00358696</text:p>
          </table:table-cell>
          <table:table-cell office:value-type="float" office:value="0.043608422">
            <text:p>0.043608422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00677">
            <text:p>0.200677</text:p>
          </table:table-cell>
          <table:table-cell office:value-type="float" office:value="0.00568933">
            <text:p>0.00568933</text:p>
          </table:table-cell>
          <table:table-cell office:value-type="float" office:value="0.039262025">
            <text:p>0.039262025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01331">
            <text:p>0.201331</text:p>
          </table:table-cell>
          <table:table-cell office:value-type="float" office:value="0.014401">
            <text:p>0.014401</text:p>
          </table:table-cell>
          <table:table-cell office:value-type="float" office:value="0.05103257">
            <text:p>0.05103257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187509">
            <text:p>0.187509</text:p>
          </table:table-cell>
          <table:table-cell office:value-type="float" office:value="0.029882">
            <text:p>0.029882</text:p>
          </table:table-cell>
          <table:table-cell office:value-type="float" office:value="0.013056153">
            <text:p>0.013056153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147005">
            <text:p>0.147005</text:p>
          </table:table-cell>
          <table:table-cell office:value-type="float" office:value="0.00210885">
            <text:p>0.00210885</text:p>
          </table:table-cell>
          <table:table-cell office:value-type="float" office:value="0.032696323">
            <text:p>0.032696323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181131">
            <text:p>0.181131</text:p>
          </table:table-cell>
          <table:table-cell office:value-type="float" office:value="0.00270575">
            <text:p>0.00270575</text:p>
          </table:table-cell>
          <table:table-cell office:value-type="float" office:value="0.035657894">
            <text:p>0.035657894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185685">
            <text:p>0.185685</text:p>
          </table:table-cell>
          <table:table-cell office:value-type="float" office:value="0.00474883">
            <text:p>0.00474883</text:p>
          </table:table-cell>
          <table:table-cell office:value-type="float" office:value="0.037640553">
            <text:p>0.037640553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189065">
            <text:p>0.189065</text:p>
          </table:table-cell>
          <table:table-cell office:value-type="float" office:value="0.0140393">
            <text:p>0.0140393</text:p>
          </table:table-cell>
          <table:table-cell office:value-type="float" office:value="0.05054359">
            <text:p>0.05054359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182948">
            <text:p>0.182948</text:p>
          </table:table-cell>
          <table:table-cell office:value-type="float" office:value="0.0136763">
            <text:p>0.0136763</text:p>
          </table:table-cell>
          <table:table-cell office:value-type="float" office:value="0.016666697">
            <text:p>0.016666697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147005">
            <text:p>0.147005</text:p>
          </table:table-cell>
          <table:table-cell office:value-type="float" office:value="0.00196946">
            <text:p>0.00196946</text:p>
          </table:table-cell>
          <table:table-cell office:value-type="float" office:value="0.028086299">
            <text:p>0.028086299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16771">
            <text:p>0.16771</text:p>
          </table:table-cell>
          <table:table-cell office:value-type="float" office:value="0.00224078">
            <text:p>0.00224078</text:p>
          </table:table-cell>
          <table:table-cell office:value-type="float" office:value="0.027198616">
            <text:p>0.027198616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160354">
            <text:p>0.160354</text:p>
          </table:table-cell>
          <table:table-cell office:value-type="float" office:value="0.00505862">
            <text:p>0.00505862</text:p>
          </table:table-cell>
          <table:table-cell office:value-type="float" office:value="0.037648551">
            <text:p>0.037648551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186941">
            <text:p>0.186941</text:p>
          </table:table-cell>
          <table:table-cell office:value-type="float" office:value="0.013699">
            <text:p>0.013699</text:p>
          </table:table-cell>
          <table:table-cell office:value-type="float" office:value="0.05054359">
            <text:p>0.05054359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184206">
            <text:p>0.184206</text:p>
          </table:table-cell>
          <table:table-cell office:value-type="float" office:value="0.00774623">
            <text:p>0.00774623</text:p>
          </table:table-cell>
          <table:table-cell office:value-type="float" office:value="0.016666697">
            <text:p>0.016666697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147005">
            <text:p>0.147005</text:p>
          </table:table-cell>
          <table:table-cell office:value-type="float" office:value="0.00187253">
            <text:p>0.00187253</text:p>
          </table:table-cell>
          <table:table-cell office:value-type="float" office:value="0.028297035">
            <text:p>0.028297035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163704">
            <text:p>0.163704</text:p>
          </table:table-cell>
          <table:table-cell office:value-type="float" office:value="0.00211445">
            <text:p>0.00211445</text:p>
          </table:table-cell>
          <table:table-cell office:value-type="float" office:value="0.036107002">
            <text:p>0.036107002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167065">
            <text:p>0.167065</text:p>
          </table:table-cell>
          <table:table-cell office:value-type="float" office:value="0.00460749">
            <text:p>0.00460749</text:p>
          </table:table-cell>
          <table:table-cell office:value-type="float" office:value="0.037195137">
            <text:p>0.037195137</text:p>
          </table:table-cell>
          <table:table-cell table:number-columns-repeated="249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164487">
            <text:p>0.164487</text:p>
          </table:table-cell>
          <table:table-cell office:value-type="float" office:value="0.0057077">
            <text:p>0.0057077</text:p>
          </table:table-cell>
          <table:table-cell office:value-type="float" office:value="0.015836914">
            <text:p>0.015836914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6383">
            <text:p>0.16383</text:p>
          </table:table-cell>
          <table:table-cell office:value-type="float" office:value="0.00386509">
            <text:p>0.00386509</text:p>
          </table:table-cell>
          <table:table-cell office:value-type="float" office:value="0.070409707">
            <text:p>0.070409707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214097">
            <text:p>0.214097</text:p>
          </table:table-cell>
          <table:table-cell office:value-type="float" office:value="0.00421545">
            <text:p>0.00421545</text:p>
          </table:table-cell>
          <table:table-cell office:value-type="float" office:value="0.080880943">
            <text:p>0.080880943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29049">
            <text:p>0.229049</text:p>
          </table:table-cell>
          <table:table-cell office:value-type="float" office:value="0.00671075">
            <text:p>0.00671075</text:p>
          </table:table-cell>
          <table:table-cell office:value-type="float" office:value="0.066547302">
            <text:p>0.066547302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42057">
            <text:p>0.242057</text:p>
          </table:table-cell>
          <table:table-cell office:value-type="float" office:value="0.0159636">
            <text:p>0.0159636</text:p>
          </table:table-cell>
          <table:table-cell office:value-type="float" office:value="0.104820657">
            <text:p>0.104820657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194804">
            <text:p>0.194804</text:p>
          </table:table-cell>
          <table:table-cell office:value-type="float" office:value="0.0542674">
            <text:p>0.0542674</text:p>
          </table:table-cell>
          <table:table-cell office:value-type="float" office:value="0.031682341">
            <text:p>0.031682341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16383">
            <text:p>0.16383</text:p>
          </table:table-cell>
          <table:table-cell office:value-type="float" office:value="0.00336307">
            <text:p>0.00336307</text:p>
          </table:table-cell>
          <table:table-cell office:value-type="float" office:value="0.053293238">
            <text:p>0.053293238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194195">
            <text:p>0.194195</text:p>
          </table:table-cell>
          <table:table-cell office:value-type="float" office:value="0.00365913">
            <text:p>0.00365913</text:p>
          </table:table-cell>
          <table:table-cell office:value-type="float" office:value="0.083756164">
            <text:p>0.083756164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211173">
            <text:p>0.211173</text:p>
          </table:table-cell>
          <table:table-cell office:value-type="float" office:value="0.00618764">
            <text:p>0.00618764</text:p>
          </table:table-cell>
          <table:table-cell office:value-type="float" office:value="0.068434156">
            <text:p>0.068434156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212911">
            <text:p>0.212911</text:p>
          </table:table-cell>
          <table:table-cell office:value-type="float" office:value="0.0149052">
            <text:p>0.0149052</text:p>
          </table:table-cell>
          <table:table-cell office:value-type="float" office:value="0.102584886">
            <text:p>0.102584886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198581">
            <text:p>0.198581</text:p>
          </table:table-cell>
          <table:table-cell office:value-type="float" office:value="0.0300901">
            <text:p>0.0300901</text:p>
          </table:table-cell>
          <table:table-cell office:value-type="float" office:value="0.033495376">
            <text:p>0.033495376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16383">
            <text:p>0.16383</text:p>
          </table:table-cell>
          <table:table-cell office:value-type="float" office:value="0.00320104">
            <text:p>0.00320104</text:p>
          </table:table-cell>
          <table:table-cell office:value-type="float" office:value="0.053250694">
            <text:p>0.053250694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187998">
            <text:p>0.187998</text:p>
          </table:table-cell>
          <table:table-cell office:value-type="float" office:value="0.00297292">
            <text:p>0.00297292</text:p>
          </table:table-cell>
          <table:table-cell office:value-type="float" office:value="0.06852609">
            <text:p>0.06852609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196556">
            <text:p>0.196556</text:p>
          </table:table-cell>
          <table:table-cell office:value-type="float" office:value="0.005229">
            <text:p>0.005229</text:p>
          </table:table-cell>
          <table:table-cell office:value-type="float" office:value="0.077459272">
            <text:p>0.077459272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198532">
            <text:p>0.198532</text:p>
          </table:table-cell>
          <table:table-cell office:value-type="float" office:value="0.01475">
            <text:p>0.01475</text:p>
          </table:table-cell>
          <table:table-cell office:value-type="float" office:value="0.101625732">
            <text:p>0.101625732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190892">
            <text:p>0.190892</text:p>
          </table:table-cell>
          <table:table-cell office:value-type="float" office:value="0.0143472">
            <text:p>0.0143472</text:p>
          </table:table-cell>
          <table:table-cell office:value-type="float" office:value="0.032065054">
            <text:p>0.032065054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16383">
            <text:p>0.16383</text:p>
          </table:table-cell>
          <table:table-cell office:value-type="float" office:value="0.00306166">
            <text:p>0.00306166</text:p>
          </table:table-cell>
          <table:table-cell office:value-type="float" office:value="0.048439984">
            <text:p>0.048439984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178356">
            <text:p>0.178356</text:p>
          </table:table-cell>
          <table:table-cell office:value-type="float" office:value="0.00272237">
            <text:p>0.00272237</text:p>
          </table:table-cell>
          <table:table-cell office:value-type="float" office:value="0.056478922">
            <text:p>0.056478922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182131">
            <text:p>0.182131</text:p>
          </table:table-cell>
          <table:table-cell office:value-type="float" office:value="0.00524144">
            <text:p>0.00524144</text:p>
          </table:table-cell>
          <table:table-cell office:value-type="float" office:value="0.076057233">
            <text:p>0.076057233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.202278">
            <text:p>0.202278</text:p>
          </table:table-cell>
          <table:table-cell office:value-type="float" office:value="0.0139783">
            <text:p>0.0139783</text:p>
          </table:table-cell>
          <table:table-cell office:value-type="float" office:value="0.101566854">
            <text:p>0.101566854</text:p>
          </table:table-cell>
          <table:table-cell table:number-columns-repeated="249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193098">
            <text:p>0.193098</text:p>
          </table:table-cell>
          <table:table-cell office:value-type="float" office:value="0.00835191">
            <text:p>0.00835191</text:p>
          </table:table-cell>
          <table:table-cell office:value-type="float" office:value="0.045142853">
            <text:p>0.045142853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99965">
            <text:p>0.199965</text:p>
          </table:table-cell>
          <table:table-cell office:value-type="float" office:value="0.0037271">
            <text:p>0.0037271</text:p>
          </table:table-cell>
          <table:table-cell office:value-type="float" office:value="0.107880044">
            <text:p>0.107880044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241293">
            <text:p>0.241293</text:p>
          </table:table-cell>
          <table:table-cell office:value-type="float" office:value="0.00619768">
            <text:p>0.00619768</text:p>
          </table:table-cell>
          <table:table-cell office:value-type="float" office:value="0.136503873">
            <text:p>0.136503873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53766">
            <text:p>0.253766</text:p>
          </table:table-cell>
          <table:table-cell office:value-type="float" office:value="0.00875186">
            <text:p>0.00875186</text:p>
          </table:table-cell>
          <table:table-cell office:value-type="float" office:value="0.116884041">
            <text:p>0.116884041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69063">
            <text:p>0.269063</text:p>
          </table:table-cell>
          <table:table-cell office:value-type="float" office:value="0.0179828">
            <text:p>0.0179828</text:p>
          </table:table-cell>
          <table:table-cell office:value-type="float" office:value="0.130653069">
            <text:p>0.130653069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211561">
            <text:p>0.211561</text:p>
          </table:table-cell>
          <table:table-cell office:value-type="float" office:value="0.109251">
            <text:p>0.109251</text:p>
          </table:table-cell>
          <table:table-cell office:value-type="float" office:value="0.046976222">
            <text:p>0.046976222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198417">
            <text:p>0.198417</text:p>
          </table:table-cell>
          <table:table-cell office:value-type="float" office:value="0.00339342">
            <text:p>0.00339342</text:p>
          </table:table-cell>
          <table:table-cell office:value-type="float" office:value="0.096748995">
            <text:p>0.096748995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23917">
            <text:p>0.223917</text:p>
          </table:table-cell>
          <table:table-cell office:value-type="float" office:value="0.00497421">
            <text:p>0.00497421</text:p>
          </table:table-cell>
          <table:table-cell office:value-type="float" office:value="0.130107044">
            <text:p>0.130107044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233936">
            <text:p>0.233936</text:p>
          </table:table-cell>
          <table:table-cell office:value-type="float" office:value="0.00731541">
            <text:p>0.00731541</text:p>
          </table:table-cell>
          <table:table-cell office:value-type="float" office:value="0.105941693">
            <text:p>0.105941693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254354">
            <text:p>0.254354</text:p>
          </table:table-cell>
          <table:table-cell office:value-type="float" office:value="0.0166775">
            <text:p>0.0166775</text:p>
          </table:table-cell>
          <table:table-cell office:value-type="float" office:value="0.130444675">
            <text:p>0.130444675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205608">
            <text:p>0.205608</text:p>
          </table:table-cell>
          <table:table-cell office:value-type="float" office:value="0.0550464">
            <text:p>0.0550464</text:p>
          </table:table-cell>
          <table:table-cell office:value-type="float" office:value="0.063446019">
            <text:p>0.063446019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198417">
            <text:p>0.198417</text:p>
          </table:table-cell>
          <table:table-cell office:value-type="float" office:value="0.00308801">
            <text:p>0.00308801</text:p>
          </table:table-cell>
          <table:table-cell office:value-type="float" office:value="0.081574631">
            <text:p>0.081574631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207401">
            <text:p>0.207401</text:p>
          </table:table-cell>
          <table:table-cell office:value-type="float" office:value="0.00422235">
            <text:p>0.00422235</text:p>
          </table:table-cell>
          <table:table-cell office:value-type="float" office:value="0.11660312">
            <text:p>0.11660312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222003">
            <text:p>0.222003</text:p>
          </table:table-cell>
          <table:table-cell office:value-type="float" office:value="0.00606542">
            <text:p>0.00606542</text:p>
          </table:table-cell>
          <table:table-cell office:value-type="float" office:value="0.105581938">
            <text:p>0.105581938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22541">
            <text:p>0.22541</text:p>
          </table:table-cell>
          <table:table-cell office:value-type="float" office:value="0.0156191">
            <text:p>0.0156191</text:p>
          </table:table-cell>
          <table:table-cell office:value-type="float" office:value="0.128170143">
            <text:p>0.128170143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20783">
            <text:p>0.20783</text:p>
          </table:table-cell>
          <table:table-cell office:value-type="float" office:value="0.0310525">
            <text:p>0.0310525</text:p>
          </table:table-cell>
          <table:table-cell office:value-type="float" office:value="0.063446019">
            <text:p>0.063446019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199965">
            <text:p>0.199965</text:p>
          </table:table-cell>
          <table:table-cell office:value-type="float" office:value="0.00290991">
            <text:p>0.00290991</text:p>
          </table:table-cell>
          <table:table-cell office:value-type="float" office:value="0.085172927">
            <text:p>0.085172927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210939">
            <text:p>0.210939</text:p>
          </table:table-cell>
          <table:table-cell office:value-type="float" office:value="0.00341478">
            <text:p>0.00341478</text:p>
          </table:table-cell>
          <table:table-cell office:value-type="float" office:value="0.088279503">
            <text:p>0.088279503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198643">
            <text:p>0.198643</text:p>
          </table:table-cell>
          <table:table-cell office:value-type="float" office:value="0.0056837">
            <text:p>0.0056837</text:p>
          </table:table-cell>
          <table:table-cell office:value-type="float" office:value="0.102035919">
            <text:p>0.102035919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.215444">
            <text:p>0.215444</text:p>
          </table:table-cell>
          <table:table-cell office:value-type="float" office:value="0.0151832">
            <text:p>0.0151832</text:p>
          </table:table-cell>
          <table:table-cell office:value-type="float" office:value="0.146525971">
            <text:p>0.146525971</text:p>
          </table:table-cell>
          <table:table-cell table:number-columns-repeated="249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200729">
            <text:p>0.200729</text:p>
          </table:table-cell>
          <table:table-cell office:value-type="float" office:value="0.0150466">
            <text:p>0.0150466</text:p>
          </table:table-cell>
          <table:table-cell office:value-type="float" office:value="0.063446019">
            <text:p>0.063446019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36389">
            <text:p>0.236389</text:p>
          </table:table-cell>
          <table:table-cell office:value-type="float" office:value="0.00591789">
            <text:p>0.00591789</text:p>
          </table:table-cell>
          <table:table-cell office:value-type="float" office:value="0.210449892">
            <text:p>0.21044989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281752">
            <text:p>0.281752</text:p>
          </table:table-cell>
          <table:table-cell office:value-type="float" office:value="0.00875141">
            <text:p>0.00875141</text:p>
          </table:table-cell>
          <table:table-cell office:value-type="float" office:value="0.260611812">
            <text:p>0.26061181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99459">
            <text:p>0.299459</text:p>
          </table:table-cell>
          <table:table-cell office:value-type="float" office:value="0.0122677">
            <text:p>0.0122677</text:p>
          </table:table-cell>
          <table:table-cell office:value-type="float" office:value="0.179354275">
            <text:p>0.179354275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319565">
            <text:p>0.319565</text:p>
          </table:table-cell>
          <table:table-cell office:value-type="float" office:value="0.0187463">
            <text:p>0.0187463</text:p>
          </table:table-cell>
          <table:table-cell office:value-type="float" office:value="0.246970103">
            <text:p>0.246970103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225912">
            <text:p>0.225912</text:p>
          </table:table-cell>
          <table:table-cell office:value-type="float" office:value="0.206177">
            <text:p>0.206177</text:p>
          </table:table-cell>
          <table:table-cell office:value-type="float" office:value="0.122491511">
            <text:p>0.122491511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233353">
            <text:p>0.233353</text:p>
          </table:table-cell>
          <table:table-cell office:value-type="float" office:value="0.0053671">
            <text:p>0.0053671</text:p>
          </table:table-cell>
          <table:table-cell office:value-type="float" office:value="0.210543576">
            <text:p>0.210543576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62446">
            <text:p>0.262446</text:p>
          </table:table-cell>
          <table:table-cell office:value-type="float" office:value="0.00725497">
            <text:p>0.00725497</text:p>
          </table:table-cell>
          <table:table-cell office:value-type="float" office:value="0.205554649">
            <text:p>0.205554649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27125">
            <text:p>0.27125</text:p>
          </table:table-cell>
          <table:table-cell office:value-type="float" office:value="0.00996504">
            <text:p>0.00996504</text:p>
          </table:table-cell>
          <table:table-cell office:value-type="float" office:value="0.236647681">
            <text:p>0.236647681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288511">
            <text:p>0.288511</text:p>
          </table:table-cell>
          <table:table-cell office:value-type="float" office:value="0.0163829">
            <text:p>0.0163829</text:p>
          </table:table-cell>
          <table:table-cell office:value-type="float" office:value="0.242170635">
            <text:p>0.242170635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22474">
            <text:p>0.22474</text:p>
          </table:table-cell>
          <table:table-cell office:value-type="float" office:value="0.112242">
            <text:p>0.112242</text:p>
          </table:table-cell>
          <table:table-cell office:value-type="float" office:value="0.122491511">
            <text:p>0.122491511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233353">
            <text:p>0.233353</text:p>
          </table:table-cell>
          <table:table-cell office:value-type="float" office:value="0.00501734">
            <text:p>0.00501734</text:p>
          </table:table-cell>
          <table:table-cell office:value-type="float" office:value="0.197773382">
            <text:p>0.19777338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242815">
            <text:p>0.242815</text:p>
          </table:table-cell>
          <table:table-cell office:value-type="float" office:value="0.00624312">
            <text:p>0.00624312</text:p>
          </table:table-cell>
          <table:table-cell office:value-type="float" office:value="0.252643303">
            <text:p>0.252643303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253835">
            <text:p>0.253835</text:p>
          </table:table-cell>
          <table:table-cell office:value-type="float" office:value="0.0086208">
            <text:p>0.0086208</text:p>
          </table:table-cell>
          <table:table-cell office:value-type="float" office:value="0.215964322">
            <text:p>0.215964322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26894">
            <text:p>0.26894</text:p>
          </table:table-cell>
          <table:table-cell office:value-type="float" office:value="0.0153844">
            <text:p>0.0153844</text:p>
          </table:table-cell>
          <table:table-cell office:value-type="float" office:value="0.246701701">
            <text:p>0.246701701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217214">
            <text:p>0.217214</text:p>
          </table:table-cell>
          <table:table-cell office:value-type="float" office:value="0.0584626">
            <text:p>0.0584626</text:p>
          </table:table-cell>
          <table:table-cell office:value-type="float" office:value="0.126758073">
            <text:p>0.126758073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233353">
            <text:p>0.233353</text:p>
          </table:table-cell>
          <table:table-cell office:value-type="float" office:value="0.00471193">
            <text:p>0.00471193</text:p>
          </table:table-cell>
          <table:table-cell office:value-type="float" office:value="0.167644273">
            <text:p>0.167644273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2443">
            <text:p>0.2443</text:p>
          </table:table-cell>
          <table:table-cell office:value-type="float" office:value="0.0050829">
            <text:p>0.0050829</text:p>
          </table:table-cell>
          <table:table-cell office:value-type="float" office:value="0.173737267">
            <text:p>0.173737267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248918">
            <text:p>0.248918</text:p>
          </table:table-cell>
          <table:table-cell office:value-type="float" office:value="0.0071601">
            <text:p>0.0071601</text:p>
          </table:table-cell>
          <table:table-cell office:value-type="float" office:value="0.168170719">
            <text:p>0.168170719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.249319">
            <text:p>0.249319</text:p>
          </table:table-cell>
          <table:table-cell office:value-type="float" office:value="0.0144266">
            <text:p>0.0144266</text:p>
          </table:table-cell>
          <table:table-cell office:value-type="float" office:value="0.205292678">
            <text:p>0.205292678</text:p>
          </table:table-cell>
          <table:table-cell table:number-columns-repeated="249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244227">
            <text:p>0.244227</text:p>
          </table:table-cell>
          <table:table-cell office:value-type="float" office:value="0.0260512">
            <text:p>0.0260512</text:p>
          </table:table-cell>
          <table:table-cell office:value-type="float" office:value="0.127539801">
            <text:p>0.127539801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94627">
            <text:p>0.294627</text:p>
          </table:table-cell>
          <table:table-cell office:value-type="float" office:value="0.00709601">
            <text:p>0.00709601</text:p>
          </table:table-cell>
          <table:table-cell office:value-type="float" office:value="0.40444489">
            <text:p>0.40444489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21797">
            <text:p>0.321797</text:p>
          </table:table-cell>
          <table:table-cell office:value-type="float" office:value="0.0116486">
            <text:p>0.0116486</text:p>
          </table:table-cell>
          <table:table-cell office:value-type="float" office:value="0.369903211">
            <text:p>0.369903211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349491">
            <text:p>0.349491</text:p>
          </table:table-cell>
          <table:table-cell office:value-type="float" office:value="0.0149277">
            <text:p>0.0149277</text:p>
          </table:table-cell>
          <table:table-cell office:value-type="float" office:value="0.35633163">
            <text:p>0.35633163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357083">
            <text:p>0.357083</text:p>
          </table:table-cell>
          <table:table-cell office:value-type="float" office:value="0.0245006">
            <text:p>0.0245006</text:p>
          </table:table-cell>
          <table:table-cell office:value-type="float" office:value="0.361176029">
            <text:p>0.361176029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274551">
            <text:p>0.274551</text:p>
          </table:table-cell>
          <table:table-cell office:value-type="float" office:value="0.354736">
            <text:p>0.354736</text:p>
          </table:table-cell>
          <table:table-cell office:value-type="float" office:value="0.207150254">
            <text:p>0.207150254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294627">
            <text:p>0.294627</text:p>
          </table:table-cell>
          <table:table-cell office:value-type="float" office:value="0.00643408">
            <text:p>0.00643408</text:p>
          </table:table-cell>
          <table:table-cell office:value-type="float" office:value="0.330469394">
            <text:p>0.330469394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300727">
            <text:p>0.300727</text:p>
          </table:table-cell>
          <table:table-cell office:value-type="float" office:value="0.00941134">
            <text:p>0.00941134</text:p>
          </table:table-cell>
          <table:table-cell office:value-type="float" office:value="0.350242085">
            <text:p>0.350242085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319481">
            <text:p>0.319481</text:p>
          </table:table-cell>
          <table:table-cell office:value-type="float" office:value="0.0140234">
            <text:p>0.0140234</text:p>
          </table:table-cell>
          <table:table-cell office:value-type="float" office:value="0.30228937">
            <text:p>0.30228937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341213">
            <text:p>0.341213</text:p>
          </table:table-cell>
          <table:table-cell office:value-type="float" office:value="0.0203021">
            <text:p>0.0203021</text:p>
          </table:table-cell>
          <table:table-cell office:value-type="float" office:value="0.360317611">
            <text:p>0.360317611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276281">
            <text:p>0.276281</text:p>
          </table:table-cell>
          <table:table-cell office:value-type="float" office:value="0.186587">
            <text:p>0.186587</text:p>
          </table:table-cell>
          <table:table-cell office:value-type="float" office:value="0.21083485">
            <text:p>0.21083485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294627">
            <text:p>0.294627</text:p>
          </table:table-cell>
          <table:table-cell office:value-type="float" office:value="0.00593349">
            <text:p>0.00593349</text:p>
          </table:table-cell>
          <table:table-cell office:value-type="float" office:value="0.330567316">
            <text:p>0.330567316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293186">
            <text:p>0.293186</text:p>
          </table:table-cell>
          <table:table-cell office:value-type="float" office:value="0.00845268">
            <text:p>0.00845268</text:p>
          </table:table-cell>
          <table:table-cell office:value-type="float" office:value="0.318510865">
            <text:p>0.318510865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301453">
            <text:p>0.301453</text:p>
          </table:table-cell>
          <table:table-cell office:value-type="float" office:value="0.011042">
            <text:p>0.011042</text:p>
          </table:table-cell>
          <table:table-cell office:value-type="float" office:value="0.350675298">
            <text:p>0.350675298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309062">
            <text:p>0.309062</text:p>
          </table:table-cell>
          <table:table-cell office:value-type="float" office:value="0.0181008">
            <text:p>0.0181008</text:p>
          </table:table-cell>
          <table:table-cell office:value-type="float" office:value="0.355436821">
            <text:p>0.355436821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267214">
            <text:p>0.267214</text:p>
          </table:table-cell>
          <table:table-cell office:value-type="float" office:value="0.0974412">
            <text:p>0.0974412</text:p>
          </table:table-cell>
          <table:table-cell office:value-type="float" office:value="0.193182633">
            <text:p>0.193182633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294627">
            <text:p>0.294627</text:p>
          </table:table-cell>
          <table:table-cell office:value-type="float" office:value="0.00562641">
            <text:p>0.00562641</text:p>
          </table:table-cell>
          <table:table-cell office:value-type="float" office:value="0.319038379">
            <text:p>0.319038379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288747">
            <text:p>0.288747</text:p>
          </table:table-cell>
          <table:table-cell office:value-type="float" office:value="0.00767283">
            <text:p>0.00767283</text:p>
          </table:table-cell>
          <table:table-cell office:value-type="float" office:value="0.325184811">
            <text:p>0.325184811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286907">
            <text:p>0.286907</text:p>
          </table:table-cell>
          <table:table-cell office:value-type="float" office:value="0.0102404">
            <text:p>0.0102404</text:p>
          </table:table-cell>
          <table:table-cell office:value-type="float" office:value="0.353089185">
            <text:p>0.353089185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.295553">
            <text:p>0.295553</text:p>
          </table:table-cell>
          <table:table-cell office:value-type="float" office:value="0.0173911">
            <text:p>0.0173911</text:p>
          </table:table-cell>
          <table:table-cell office:value-type="float" office:value="0.421918943">
            <text:p>0.421918943</text:p>
          </table:table-cell>
          <table:table-cell table:number-columns-repeated="249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283145">
            <text:p>0.283145</text:p>
          </table:table-cell>
          <table:table-cell office:value-type="float" office:value="0.0524765">
            <text:p>0.0524765</text:p>
          </table:table-cell>
          <table:table-cell office:value-type="float" office:value="0.258973358">
            <text:p>0.258973358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668">
            <text:p>0.3668</text:p>
          </table:table-cell>
          <table:table-cell office:value-type="float" office:value="0.00975932">
            <text:p>0.00975932</text:p>
          </table:table-cell>
          <table:table-cell office:value-type="float" office:value="0.657632237">
            <text:p>0.657632237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97164">
            <text:p>0.397164</text:p>
          </table:table-cell>
          <table:table-cell office:value-type="float" office:value="0.0156978">
            <text:p>0.0156978</text:p>
          </table:table-cell>
          <table:table-cell office:value-type="float" office:value="0.855647308">
            <text:p>0.855647308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410987">
            <text:p>0.410987</text:p>
          </table:table-cell>
          <table:table-cell office:value-type="float" office:value="0.0199046">
            <text:p>0.0199046</text:p>
          </table:table-cell>
          <table:table-cell office:value-type="float" office:value="0.8660032">
            <text:p>0.8660032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433905">
            <text:p>0.433905</text:p>
          </table:table-cell>
          <table:table-cell office:value-type="float" office:value="0.0338656">
            <text:p>0.0338656</text:p>
          </table:table-cell>
          <table:table-cell office:value-type="float" office:value="0.842812185">
            <text:p>0.842812185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313061">
            <text:p>0.313061</text:p>
          </table:table-cell>
          <table:table-cell office:value-type="float" office:value="0.697576">
            <text:p>0.697576</text:p>
          </table:table-cell>
          <table:table-cell office:value-type="float" office:value="0.389018599">
            <text:p>0.389018599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668">
            <text:p>0.3668</text:p>
          </table:table-cell>
          <table:table-cell office:value-type="float" office:value="0.00881256">
            <text:p>0.00881256</text:p>
          </table:table-cell>
          <table:table-cell office:value-type="float" office:value="0.657687839">
            <text:p>0.657687839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374603">
            <text:p>0.374603</text:p>
          </table:table-cell>
          <table:table-cell office:value-type="float" office:value="0.0121304">
            <text:p>0.0121304</text:p>
          </table:table-cell>
          <table:table-cell office:value-type="float" office:value="0.694245498">
            <text:p>0.694245498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38028">
            <text:p>0.38028</text:p>
          </table:table-cell>
          <table:table-cell office:value-type="float" office:value="0.0160489">
            <text:p>0.0160489</text:p>
          </table:table-cell>
          <table:table-cell office:value-type="float" office:value="0.667017966">
            <text:p>0.667017966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401236">
            <text:p>0.401236</text:p>
          </table:table-cell>
          <table:table-cell office:value-type="float" office:value="0.0258486">
            <text:p>0.0258486</text:p>
          </table:table-cell>
          <table:table-cell office:value-type="float" office:value="0.559933334">
            <text:p>0.559933334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322486">
            <text:p>0.322486</text:p>
          </table:table-cell>
          <table:table-cell office:value-type="float" office:value="0.356837">
            <text:p>0.356837</text:p>
          </table:table-cell>
          <table:table-cell office:value-type="float" office:value="0.524545863">
            <text:p>0.524545863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36361">
            <text:p>0.36361</text:p>
          </table:table-cell>
          <table:table-cell office:value-type="float" office:value="0.00818393">
            <text:p>0.00818393</text:p>
          </table:table-cell>
          <table:table-cell office:value-type="float" office:value="0.508858748">
            <text:p>0.508858748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367262">
            <text:p>0.367262</text:p>
          </table:table-cell>
          <table:table-cell office:value-type="float" office:value="0.0100249">
            <text:p>0.0100249</text:p>
          </table:table-cell>
          <table:table-cell office:value-type="float" office:value="0.645055569">
            <text:p>0.645055569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365784">
            <text:p>0.365784</text:p>
          </table:table-cell>
          <table:table-cell office:value-type="float" office:value="0.0133337">
            <text:p>0.0133337</text:p>
          </table:table-cell>
          <table:table-cell office:value-type="float" office:value="0.606376943">
            <text:p>0.606376943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379665">
            <text:p>0.379665</text:p>
          </table:table-cell>
          <table:table-cell office:value-type="float" office:value="0.0224525">
            <text:p>0.0224525</text:p>
          </table:table-cell>
          <table:table-cell office:value-type="float" office:value="0.645075206">
            <text:p>0.645075206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361203">
            <text:p>0.361203</text:p>
          </table:table-cell>
          <table:table-cell office:value-type="float" office:value="0.169183">
            <text:p>0.169183</text:p>
          </table:table-cell>
          <table:table-cell office:value-type="float" office:value="0.422683648">
            <text:p>0.422683648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3668">
            <text:p>0.3668</text:p>
          </table:table-cell>
          <table:table-cell office:value-type="float" office:value="0.00765003">
            <text:p>0.00765003</text:p>
          </table:table-cell>
          <table:table-cell office:value-type="float" office:value="0.579677712">
            <text:p>0.579677712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367262">
            <text:p>0.367262</text:p>
          </table:table-cell>
          <table:table-cell office:value-type="float" office:value="0.00881971">
            <text:p>0.00881971</text:p>
          </table:table-cell>
          <table:table-cell office:value-type="float" office:value="0.510480224">
            <text:p>0.510480224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363776">
            <text:p>0.363776</text:p>
          </table:table-cell>
          <table:table-cell office:value-type="float" office:value="0.0110906">
            <text:p>0.0110906</text:p>
          </table:table-cell>
          <table:table-cell office:value-type="float" office:value="0.504527713">
            <text:p>0.504527713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.363296">
            <text:p>0.363296</text:p>
          </table:table-cell>
          <table:table-cell office:value-type="float" office:value="0.0196859">
            <text:p>0.0196859</text:p>
          </table:table-cell>
          <table:table-cell office:value-type="float" office:value="0.636104635">
            <text:p>0.636104635</text:p>
          </table:table-cell>
          <table:table-cell table:number-columns-repeated="249"/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359896">
            <text:p>0.359896</text:p>
          </table:table-cell>
          <table:table-cell office:value-type="float" office:value="0.0918785">
            <text:p>0.0918785</text:p>
          </table:table-cell>
          <table:table-cell office:value-type="float" office:value="0.422683648">
            <text:p>0.422683648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43812">
            <text:p>0.443812</text:p>
          </table:table-cell>
          <table:table-cell office:value-type="float" office:value="0.0133489">
            <text:p>0.0133489</text:p>
          </table:table-cell>
          <table:table-cell office:value-type="float" office:value="1.504593828">
            <text:p>1.504593828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88545">
            <text:p>0.488545</text:p>
          </table:table-cell>
          <table:table-cell office:value-type="float" office:value="0.0210366">
            <text:p>0.0210366</text:p>
          </table:table-cell>
          <table:table-cell office:value-type="float" office:value="1.280939189">
            <text:p>1.280939189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493179">
            <text:p>0.493179</text:p>
          </table:table-cell>
          <table:table-cell office:value-type="float" office:value="0.0288358">
            <text:p>0.0288358</text:p>
          </table:table-cell>
          <table:table-cell office:value-type="float" office:value="1.251715859">
            <text:p>1.251715859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517662">
            <text:p>0.517662</text:p>
          </table:table-cell>
          <table:table-cell office:value-type="float" office:value="0.0419349">
            <text:p>0.0419349</text:p>
          </table:table-cell>
          <table:table-cell office:value-type="float" office:value="1.460155167">
            <text:p>1.460155167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401329">
            <text:p>0.401329</text:p>
          </table:table-cell>
          <table:table-cell office:value-type="float" office:value="1.26868">
            <text:p>1.26868</text:p>
          </table:table-cell>
          <table:table-cell office:value-type="float" office:value="0.766857492">
            <text:p>0.766857492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43812">
            <text:p>0.443812</text:p>
          </table:table-cell>
          <table:table-cell office:value-type="float" office:value="0.0120395">
            <text:p>0.0120395</text:p>
          </table:table-cell>
          <table:table-cell office:value-type="float" office:value="1.277806565">
            <text:p>1.277806565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445929">
            <text:p>0.445929</text:p>
          </table:table-cell>
          <table:table-cell office:value-type="float" office:value="0.0177536">
            <text:p>0.0177536</text:p>
          </table:table-cell>
          <table:table-cell office:value-type="float" office:value="1.562127169">
            <text:p>1.562127169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457685">
            <text:p>0.457685</text:p>
          </table:table-cell>
          <table:table-cell office:value-type="float" office:value="0.0213791">
            <text:p>0.0213791</text:p>
          </table:table-cell>
          <table:table-cell office:value-type="float" office:value="1.141294802">
            <text:p>1.141294802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458925">
            <text:p>0.458925</text:p>
          </table:table-cell>
          <table:table-cell office:value-type="float" office:value="0.0320047">
            <text:p>0.0320047</text:p>
          </table:table-cell>
          <table:table-cell office:value-type="float" office:value="1.293540536">
            <text:p>1.293540536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396009">
            <text:p>0.396009</text:p>
          </table:table-cell>
          <table:table-cell office:value-type="float" office:value="0.652443">
            <text:p>0.652443</text:p>
          </table:table-cell>
          <table:table-cell office:value-type="float" office:value="0.766857492">
            <text:p>0.766857492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443812">
            <text:p>0.443812</text:p>
          </table:table-cell>
          <table:table-cell office:value-type="float" office:value="0.0110927">
            <text:p>0.0110927</text:p>
          </table:table-cell>
          <table:table-cell office:value-type="float" office:value="1.27791579">
            <text:p>1.27791579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444526">
            <text:p>0.444526</text:p>
          </table:table-cell>
          <table:table-cell office:value-type="float" office:value="0.0134297">
            <text:p>0.0134297</text:p>
          </table:table-cell>
          <table:table-cell office:value-type="float" office:value="1.276581231">
            <text:p>1.276581231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445974">
            <text:p>0.445974</text:p>
          </table:table-cell>
          <table:table-cell office:value-type="float" office:value="0.0177567">
            <text:p>0.0177567</text:p>
          </table:table-cell>
          <table:table-cell office:value-type="float" office:value="0.990228993">
            <text:p>0.990228993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446158">
            <text:p>0.446158</text:p>
          </table:table-cell>
          <table:table-cell office:value-type="float" office:value="0.0261278">
            <text:p>0.0261278</text:p>
          </table:table-cell>
          <table:table-cell office:value-type="float" office:value="0.974443035">
            <text:p>0.974443035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392598">
            <text:p>0.392598</text:p>
          </table:table-cell>
          <table:table-cell office:value-type="float" office:value="0.343811">
            <text:p>0.343811</text:p>
          </table:table-cell>
          <table:table-cell office:value-type="float" office:value="0.766857492">
            <text:p>0.766857492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443812">
            <text:p>0.443812</text:p>
          </table:table-cell>
          <table:table-cell office:value-type="float" office:value="0.0104308">
            <text:p>0.0104308</text:p>
          </table:table-cell>
          <table:table-cell office:value-type="float" office:value="1.124468244">
            <text:p>1.124468244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444234">
            <text:p>0.444234</text:p>
          </table:table-cell>
          <table:table-cell office:value-type="float" office:value="0.0121568">
            <text:p>0.0121568</text:p>
          </table:table-cell>
          <table:table-cell office:value-type="float" office:value="1.239651148">
            <text:p>1.239651148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444449">
            <text:p>0.444449</text:p>
          </table:table-cell>
          <table:table-cell office:value-type="float" office:value="0.015148">
            <text:p>0.015148</text:p>
          </table:table-cell>
          <table:table-cell office:value-type="float" office:value="1.241787137">
            <text:p>1.241787137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.445288">
            <text:p>0.445288</text:p>
          </table:table-cell>
          <table:table-cell office:value-type="float" office:value="0.0219257">
            <text:p>0.0219257</text:p>
          </table:table-cell>
          <table:table-cell office:value-type="float" office:value="1.271603013">
            <text:p>1.271603013</text:p>
          </table:table-cell>
          <table:table-cell table:number-columns-repeated="249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387463">
            <text:p>0.387463</text:p>
          </table:table-cell>
          <table:table-cell office:value-type="float" office:value="0.182035">
            <text:p>0.182035</text:p>
          </table:table-cell>
          <table:table-cell office:value-type="float" office:value="0.766857492">
            <text:p>0.766857492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3451">
            <text:p>0.563451</text:p>
          </table:table-cell>
          <table:table-cell office:value-type="float" office:value="0.0200345">
            <text:p>0.0200345</text:p>
          </table:table-cell>
          <table:table-cell office:value-type="float" office:value="2.487583382">
            <text:p>2.487583382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0093">
            <text:p>0.60093</text:p>
          </table:table-cell>
          <table:table-cell office:value-type="float" office:value="0.0337521">
            <text:p>0.0337521</text:p>
          </table:table-cell>
          <table:table-cell office:value-type="float" office:value="2.625745784">
            <text:p>2.625745784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61652">
            <text:p>0.61652</text:p>
          </table:table-cell>
          <table:table-cell office:value-type="float" office:value="0.0431207">
            <text:p>0.0431207</text:p>
          </table:table-cell>
          <table:table-cell office:value-type="float" office:value="3.262423809">
            <text:p>3.262423809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7996">
            <text:p>0.627996</text:p>
          </table:table-cell>
          <table:table-cell office:value-type="float" office:value="0.0641905">
            <text:p>0.0641905</text:p>
          </table:table-cell>
          <table:table-cell office:value-type="float" office:value="3.389080784">
            <text:p>3.389080784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475728">
            <text:p>0.475728</text:p>
          </table:table-cell>
          <table:table-cell office:value-type="float" office:value="2.53227">
            <text:p>2.53227</text:p>
          </table:table-cell>
          <table:table-cell office:value-type="float" office:value="1.563662105">
            <text:p>1.563662105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63451">
            <text:p>0.563451</text:p>
          </table:table-cell>
          <table:table-cell office:value-type="float" office:value="0.0183634">
            <text:p>0.0183634</text:p>
          </table:table-cell>
          <table:table-cell office:value-type="float" office:value="2.487864981">
            <text:p>2.487864981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67744">
            <text:p>0.567744</text:p>
          </table:table-cell>
          <table:table-cell office:value-type="float" office:value="0.0251554">
            <text:p>0.0251554</text:p>
          </table:table-cell>
          <table:table-cell office:value-type="float" office:value="2.225827274">
            <text:p>2.225827274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564418">
            <text:p>0.564418</text:p>
          </table:table-cell>
          <table:table-cell office:value-type="float" office:value="0.0332555">
            <text:p>0.0332555</text:p>
          </table:table-cell>
          <table:table-cell office:value-type="float" office:value="2.177361671">
            <text:p>2.177361671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578177">
            <text:p>0.578177</text:p>
          </table:table-cell>
          <table:table-cell office:value-type="float" office:value="0.0466156">
            <text:p>0.0466156</text:p>
          </table:table-cell>
          <table:table-cell office:value-type="float" office:value="2.640142073">
            <text:p>2.640142073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475728">
            <text:p>0.475728</text:p>
          </table:table-cell>
          <table:table-cell office:value-type="float" office:value="1.30126">
            <text:p>1.30126</text:p>
          </table:table-cell>
          <table:table-cell office:value-type="float" office:value="1.563662105">
            <text:p>1.563662105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63451">
            <text:p>0.563451</text:p>
          </table:table-cell>
          <table:table-cell office:value-type="float" office:value="0.0172012">
            <text:p>0.0172012</text:p>
          </table:table-cell>
          <table:table-cell office:value-type="float" office:value="2.239303562">
            <text:p>2.239303562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564071">
            <text:p>0.564071</text:p>
          </table:table-cell>
          <table:table-cell office:value-type="float" office:value="0.0212742">
            <text:p>0.0212742</text:p>
          </table:table-cell>
          <table:table-cell office:value-type="float" office:value="2.595484607">
            <text:p>2.595484607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564256">
            <text:p>0.564256</text:p>
          </table:table-cell>
          <table:table-cell office:value-type="float" office:value="0.0264947">
            <text:p>0.0264947</text:p>
          </table:table-cell>
          <table:table-cell office:value-type="float" office:value="2.509805835">
            <text:p>2.509805835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568326">
            <text:p>0.568326</text:p>
          </table:table-cell>
          <table:table-cell office:value-type="float" office:value="0.038594">
            <text:p>0.038594</text:p>
          </table:table-cell>
          <table:table-cell office:value-type="float" office:value="2.550639722">
            <text:p>2.550639722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475728">
            <text:p>0.475728</text:p>
          </table:table-cell>
          <table:table-cell office:value-type="float" office:value="0.685021">
            <text:p>0.685021</text:p>
          </table:table-cell>
          <table:table-cell office:value-type="float" office:value="1.563662105">
            <text:p>1.563662105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563451">
            <text:p>0.563451</text:p>
          </table:table-cell>
          <table:table-cell office:value-type="float" office:value="0.0163488">
            <text:p>0.0163488</text:p>
          </table:table-cell>
          <table:table-cell office:value-type="float" office:value="2.239415402">
            <text:p>2.239415402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564071">
            <text:p>0.564071</text:p>
          </table:table-cell>
          <table:table-cell office:value-type="float" office:value="0.019213">
            <text:p>0.019213</text:p>
          </table:table-cell>
          <table:table-cell office:value-type="float" office:value="2.307203453">
            <text:p>2.307203453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564256">
            <text:p>0.564256</text:p>
          </table:table-cell>
          <table:table-cell office:value-type="float" office:value="0.0233787">
            <text:p>0.0233787</text:p>
          </table:table-cell>
          <table:table-cell office:value-type="float" office:value="2.272480017">
            <text:p>2.272480017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.565223">
            <text:p>0.565223</text:p>
          </table:table-cell>
          <table:table-cell office:value-type="float" office:value="0.0327253">
            <text:p>0.0327253</text:p>
          </table:table-cell>
          <table:table-cell office:value-type="float" office:value="2.297538529">
            <text:p>2.297538529</text:p>
          </table:table-cell>
          <table:table-cell table:number-columns-repeated="249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501654">
            <text:p>0.501654</text:p>
          </table:table-cell>
          <table:table-cell office:value-type="float" office:value="0.352188">
            <text:p>0.352188</text:p>
          </table:table-cell>
          <table:table-cell office:value-type="float" office:value="1.525633506">
            <text:p>1.525633506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9938">
            <text:p>0.69938</text:p>
          </table:table-cell>
          <table:table-cell office:value-type="float" office:value="0.0293588">
            <text:p>0.0293588</text:p>
          </table:table-cell>
          <table:table-cell office:value-type="float" office:value="4.403242032">
            <text:p>4.403242032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2702">
            <text:p>0.752702</text:p>
          </table:table-cell>
          <table:table-cell office:value-type="float" office:value="0.0361609">
            <text:p>0.0361609</text:p>
          </table:table-cell>
          <table:table-cell office:value-type="float" office:value="4.404487762">
            <text:p>4.404487762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762502">
            <text:p>0.762502</text:p>
          </table:table-cell>
          <table:table-cell office:value-type="float" office:value="0.0595408">
            <text:p>0.0595408</text:p>
          </table:table-cell>
          <table:table-cell office:value-type="float" office:value="4.772690982">
            <text:p>4.772690982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798059">
            <text:p>0.798059</text:p>
          </table:table-cell>
          <table:table-cell office:value-type="float" office:value="0.0878557">
            <text:p>0.0878557</text:p>
          </table:table-cell>
          <table:table-cell office:value-type="float" office:value="5.250809947">
            <text:p>5.250809947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string">
            <text:p><text:s/>FA</text:p>
          </table:table-cell>
          <table:table-cell office:value-type="float" office:value="0.676991">
            <text:p>0.676991</text:p>
          </table:table-cell>
          <table:table-cell office:value-type="float" office:value="4.8132">
            <text:p>4.8132</text:p>
          </table:table-cell>
          <table:table-cell office:value-type="float" office:value="2.839257374">
            <text:p>2.839257374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9938">
            <text:p>0.69938</text:p>
          </table:table-cell>
          <table:table-cell office:value-type="float" office:value="0.0271921">
            <text:p>0.0271921</text:p>
          </table:table-cell>
          <table:table-cell office:value-type="float" office:value="3.747960026">
            <text:p>3.747960026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06046">
            <text:p>0.706046</text:p>
          </table:table-cell>
          <table:table-cell office:value-type="float" office:value="0.0326095">
            <text:p>0.0326095</text:p>
          </table:table-cell>
          <table:table-cell office:value-type="float" office:value="4.349252234">
            <text:p>4.349252234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699607">
            <text:p>0.699607</text:p>
          </table:table-cell>
          <table:table-cell office:value-type="float" office:value="0.0477521">
            <text:p>0.0477521</text:p>
          </table:table-cell>
          <table:table-cell office:value-type="float" office:value="4.673162925">
            <text:p>4.673162925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705819">
            <text:p>0.705819</text:p>
          </table:table-cell>
          <table:table-cell office:value-type="float" office:value="0.0720106">
            <text:p>0.0720106</text:p>
          </table:table-cell>
          <table:table-cell office:value-type="float" office:value="4.874201405">
            <text:p>4.874201405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string">
            <text:p><text:s/>FA</text:p>
          </table:table-cell>
          <table:table-cell office:value-type="float" office:value="0.588474">
            <text:p>0.588474</text:p>
          </table:table-cell>
          <table:table-cell office:value-type="float" office:value="2.54836">
            <text:p>2.54836</text:p>
          </table:table-cell>
          <table:table-cell office:value-type="float" office:value="3.063115526">
            <text:p>3.063115526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69938">
            <text:p>0.69938</text:p>
          </table:table-cell>
          <table:table-cell office:value-type="float" office:value="0.025521">
            <text:p>0.025521</text:p>
          </table:table-cell>
          <table:table-cell office:value-type="float" office:value="3.748383385">
            <text:p>3.748383385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699671">
            <text:p>0.699671</text:p>
          </table:table-cell>
          <table:table-cell office:value-type="float" office:value="0.0288244">
            <text:p>0.0288244</text:p>
          </table:table-cell>
          <table:table-cell office:value-type="float" office:value="3.792861827">
            <text:p>3.792861827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692268">
            <text:p>0.692268</text:p>
          </table:table-cell>
          <table:table-cell office:value-type="float" office:value="0.0375014">
            <text:p>0.0375014</text:p>
          </table:table-cell>
          <table:table-cell office:value-type="float" office:value="3.923255496">
            <text:p>3.923255496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692843">
            <text:p>0.692843</text:p>
          </table:table-cell>
          <table:table-cell office:value-type="float" office:value="0.0531661">
            <text:p>0.0531661</text:p>
          </table:table-cell>
          <table:table-cell office:value-type="float" office:value="3.817456263">
            <text:p>3.817456263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string">
            <text:p><text:s/>FA</text:p>
          </table:table-cell>
          <table:table-cell office:value-type="float" office:value="0.588474">
            <text:p>0.588474</text:p>
          </table:table-cell>
          <table:table-cell office:value-type="float" office:value="1.31735">
            <text:p>1.31735</text:p>
          </table:table-cell>
          <table:table-cell office:value-type="float" office:value="3.063115526">
            <text:p>3.063115526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69938">
            <text:p>0.69938</text:p>
          </table:table-cell>
          <table:table-cell office:value-type="float" office:value="0.0243589">
            <text:p>0.0243589</text:p>
          </table:table-cell>
          <table:table-cell office:value-type="float" office:value="3.372022767">
            <text:p>3.372022767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699671">
            <text:p>0.699671</text:p>
          </table:table-cell>
          <table:table-cell office:value-type="float" office:value="0.0272277">
            <text:p>0.0272277</text:p>
          </table:table-cell>
          <table:table-cell office:value-type="float" office:value="3.450340649">
            <text:p>3.450340649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692268">
            <text:p>0.692268</text:p>
          </table:table-cell>
          <table:table-cell office:value-type="float" office:value="0.0338646">
            <text:p>0.0338646</text:p>
          </table:table-cell>
          <table:table-cell office:value-type="float" office:value="3.772122347">
            <text:p>3.772122347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.692843">
            <text:p>0.692843</text:p>
          </table:table-cell>
          <table:table-cell office:value-type="float" office:value="0.0458644">
            <text:p>0.0458644</text:p>
          </table:table-cell>
          <table:table-cell office:value-type="float" office:value="3.817119626">
            <text:p>3.817119626</text:p>
          </table:table-cell>
          <table:table-cell table:number-columns-repeated="249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string">
            <text:p><text:s/>FA</text:p>
          </table:table-cell>
          <table:table-cell office:value-type="float" office:value="0.588474">
            <text:p>0.588474</text:p>
          </table:table-cell>
          <table:table-cell office:value-type="float" office:value="0.70111">
            <text:p>0.70111</text:p>
          </table:table-cell>
          <table:table-cell office:value-type="float" office:value="3.063115526">
            <text:p>3.063115526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10/18/2013</text:date>, <text:time>21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8T21:20:19</dc:date>
    <dc:creator>Neal O'Hara</dc:creator>
    <meta:generator>LibreOffice/3.4$Unix LibreOffice_project/340m1$Build-502</meta:generator>
    <meta:editing-duration>PT4H58M37S</meta:editing-duration>
    <meta:editing-cycles>2</meta:editing-cycles>
    <meta:document-statistic meta:table-count="3" meta:cell-count="46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16cm" svg:height="25.719cm" xlink:href=".." xlink:type="simple" chart:class="chart:scatter" chart:style-name="ch1">
        <chart:legend svg:x="22.896cm" svg:y="10.516cm" style:legend-expansion="custom" chartooo:width="4.124cm" chartooo:height="4.571cm" style:legend-expansion-aspect-ratio="0.902209582148326" chart:style-name="ch2"/>
        <chart:plot-area chart:style-name="ch3" table:cell-range-address="Sheet2.C2:Sheet2.C12 Sheet2.H67:Sheet2.H69 Sheet2.J2:Sheet2.J12 Sheet2.H70:Sheet2.H71 Sheet2.J50:Sheet2.J60 Sheet2.J38:Sheet2.J48 Sheet2.J14:Sheet2.J24 Sheet2.J26:Sheet2.J36" chart:data-source-has-labels="row" svg:x="0.176cm" svg:y="0.135cm" svg:width="32.36cm" svg:height="25.289cm">
          <chartooo:coordinate-region svg:x="1.088cm" svg:y="0.334cm" svg:width="31.261cm" svg:height="24.4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J2:Sheet2.J12" chart:label-cell-address="Sheet2.H67:Sheet2.H67" chart:class="chart:scatter">
            <chart:domain table:cell-range-address="Sheet2.C2:Sheet2.C12"/>
            <chart:data-point chart:repeated="11"/>
          </chart:series>
          <chart:series chart:style-name="ch7" chart:values-cell-range-address="Sheet2.J50:Sheet2.J60" chart:label-cell-address="Sheet2.H71:Sheet2.H71" chart:class="chart:scatter">
            <chart:domain table:cell-range-address="Sheet2.C50:Sheet2.C60"/>
            <chart:data-point chart:repeated="11"/>
          </chart:series>
          <chart:series chart:style-name="ch8" chart:values-cell-range-address="Sheet2.J38:Sheet2.J48" chart:label-cell-address="Sheet2.H70:Sheet2.H70" chart:class="chart:scatter">
            <chart:domain table:cell-range-address="Sheet2.C38:Sheet2.C48"/>
            <chart:data-point chart:repeated="11"/>
          </chart:series>
          <chart:series chart:style-name="ch9" chart:values-cell-range-address="Sheet2.J14:Sheet2.J24" chart:label-cell-address="Sheet2.H68:Sheet2.H68" chart:class="chart:scatter">
            <chart:domain table:cell-range-address="Sheet2.C14:Sheet2.C24"/>
            <chart:data-point chart:repeated="11"/>
          </chart:series>
          <chart:series chart:style-name="ch10" chart:values-cell-range-address="Sheet2.J26:Sheet2.J36" chart:label-cell-address="Sheet2.H69:Sheet2.H69" chart:class="chart:scatter">
            <chart:domain table:cell-range-address="Sheet2.C26:Sheet2.C36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rect Map</text:p>
                <draw:g>
                  <svg:desc>Sheet2.H67:Sheet2.H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lly ASSOC</text:p>
                <draw:g>
                  <svg:desc>Sheet2.H71:Sheet2.H7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 ASSOC</text:p>
                <draw:g>
                  <svg:desc>Sheet2.H70:Sheet2.H7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 ASSOC</text:p>
                <draw:g>
                  <svg:desc>Sheet2.H68:Sheet2.H6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 ASSOC</text:p>
                <draw:g>
                  <svg:desc>Sheet2.H69:Sheet2.H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C2:Sheet2.C12</svg:desc>
                </draw:g>
              </table:table-cell>
              <table:table-cell office:value-type="float" office:value="0.19346">
                <text:p>0.19346</text:p>
                <draw:g>
                  <svg:desc>Sheet2.J2:Sheet2.J12</svg:desc>
                </draw:g>
              </table:table-cell>
              <table:table-cell office:value-type="float" office:value="10">
                <text:p>10</text:p>
                <draw:g>
                  <svg:desc>Sheet2.C50:Sheet2.C60</svg:desc>
                </draw:g>
              </table:table-cell>
              <table:table-cell office:value-type="float" office:value="0.13696">
                <text:p>0.13696</text:p>
                <draw:g>
                  <svg:desc>Sheet2.J50:Sheet2.J60</svg:desc>
                </draw:g>
              </table:table-cell>
              <table:table-cell office:value-type="float" office:value="10">
                <text:p>10</text:p>
                <draw:g>
                  <svg:desc>Sheet2.C38:Sheet2.C48</svg:desc>
                </draw:g>
              </table:table-cell>
              <table:table-cell office:value-type="float" office:value="0.13627">
                <text:p>0.13627</text:p>
                <draw:g>
                  <svg:desc>Sheet2.J38:Sheet2.J48</svg:desc>
                </draw:g>
              </table:table-cell>
              <table:table-cell office:value-type="float" office:value="10">
                <text:p>10</text:p>
                <draw:g>
                  <svg:desc>Sheet2.C14:Sheet2.C24</svg:desc>
                </draw:g>
              </table:table-cell>
              <table:table-cell office:value-type="float" office:value="0.15603">
                <text:p>0.15603</text:p>
                <draw:g>
                  <svg:desc>Sheet2.J14:Sheet2.J24</svg:desc>
                </draw:g>
              </table:table-cell>
              <table:table-cell office:value-type="float" office:value="10">
                <text:p>10</text:p>
                <draw:g>
                  <svg:desc>Sheet2.C26:Sheet2.C36</svg:desc>
                </draw:g>
              </table:table-cell>
              <table:table-cell office:value-type="float" office:value="0.1427">
                <text:p>0.1427</text:p>
                <draw:g>
                  <svg:desc>Sheet2.J26:Sheet2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774">
                <text:p>0.14774</text:p>
              </table:table-cell>
              <table:table-cell office:value-type="float" office:value="11">
                <text:p>11</text:p>
              </table:table-cell>
              <table:table-cell office:value-type="float" office:value="0.0886">
                <text:p>0.0886</text:p>
              </table:table-cell>
              <table:table-cell office:value-type="float" office:value="11">
                <text:p>11</text:p>
              </table:table-cell>
              <table:table-cell office:value-type="float" office:value="0.09069">
                <text:p>0.09069</text:p>
              </table:table-cell>
              <table:table-cell office:value-type="float" office:value="11">
                <text:p>11</text:p>
              </table:table-cell>
              <table:table-cell office:value-type="float" office:value="0.10714">
                <text:p>0.10714</text:p>
              </table:table-cell>
              <table:table-cell office:value-type="float" office:value="11">
                <text:p>11</text:p>
              </table:table-cell>
              <table:table-cell office:value-type="float" office:value="0.09622">
                <text:p>0.09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0017">
                <text:p>0.10017</text:p>
              </table:table-cell>
              <table:table-cell office:value-type="float" office:value="12">
                <text:p>12</text:p>
              </table:table-cell>
              <table:table-cell office:value-type="float" office:value="0.04954">
                <text:p>0.04954</text:p>
              </table:table-cell>
              <table:table-cell office:value-type="float" office:value="12">
                <text:p>12</text:p>
              </table:table-cell>
              <table:table-cell office:value-type="float" office:value="0.05365">
                <text:p>0.05365</text:p>
              </table:table-cell>
              <table:table-cell office:value-type="float" office:value="12">
                <text:p>12</text:p>
              </table:table-cell>
              <table:table-cell office:value-type="float" office:value="0.07528">
                <text:p>0.07528</text:p>
              </table:table-cell>
              <table:table-cell office:value-type="float" office:value="12">
                <text:p>12</text:p>
              </table:table-cell>
              <table:table-cell office:value-type="float" office:value="0.05992">
                <text:p>0.05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67">
                <text:p>0.067</text:p>
              </table:table-cell>
              <table:table-cell office:value-type="float" office:value="13">
                <text:p>13</text:p>
              </table:table-cell>
              <table:table-cell office:value-type="float" office:value="0.03912">
                <text:p>0.03912</text:p>
              </table:table-cell>
              <table:table-cell office:value-type="float" office:value="13">
                <text:p>13</text:p>
              </table:table-cell>
              <table:table-cell office:value-type="float" office:value="0.03954">
                <text:p>0.03954</text:p>
              </table:table-cell>
              <table:table-cell office:value-type="float" office:value="13">
                <text:p>13</text:p>
              </table:table-cell>
              <table:table-cell office:value-type="float" office:value="0.04734">
                <text:p>0.04734</text:p>
              </table:table-cell>
              <table:table-cell office:value-type="float" office:value="13">
                <text:p>13</text:p>
              </table:table-cell>
              <table:table-cell office:value-type="float" office:value="0.04247">
                <text:p>0.04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4609">
                <text:p>0.04609</text:p>
              </table:table-cell>
              <table:table-cell office:value-type="float" office:value="14">
                <text:p>14</text:p>
              </table:table-cell>
              <table:table-cell office:value-type="float" office:value="0.02634">
                <text:p>0.02634</text:p>
              </table:table-cell>
              <table:table-cell office:value-type="float" office:value="14">
                <text:p>14</text:p>
              </table:table-cell>
              <table:table-cell office:value-type="float" office:value="0.02774">
                <text:p>0.02774</text:p>
              </table:table-cell>
              <table:table-cell office:value-type="float" office:value="14">
                <text:p>14</text:p>
              </table:table-cell>
              <table:table-cell office:value-type="float" office:value="0.03384">
                <text:p>0.03384</text:p>
              </table:table-cell>
              <table:table-cell office:value-type="float" office:value="14">
                <text:p>14</text:p>
              </table:table-cell>
              <table:table-cell office:value-type="float" office:value="0.02832">
                <text:p>0.02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3768">
                <text:p>0.03768</text:p>
              </table:table-cell>
              <table:table-cell office:value-type="float" office:value="15">
                <text:p>15</text:p>
              </table:table-cell>
              <table:table-cell office:value-type="float" office:value="0.02624">
                <text:p>0.02624</text:p>
              </table:table-cell>
              <table:table-cell office:value-type="float" office:value="15">
                <text:p>15</text:p>
              </table:table-cell>
              <table:table-cell office:value-type="float" office:value="0.02625">
                <text:p>0.02625</text:p>
              </table:table-cell>
              <table:table-cell office:value-type="float" office:value="15">
                <text:p>15</text:p>
              </table:table-cell>
              <table:table-cell office:value-type="float" office:value="0.02881">
                <text:p>0.02881</text:p>
              </table:table-cell>
              <table:table-cell office:value-type="float" office:value="15">
                <text:p>15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3292">
                <text:p>0.03292</text:p>
              </table:table-cell>
              <table:table-cell office:value-type="float" office:value="16">
                <text:p>16</text:p>
              </table:table-cell>
              <table:table-cell office:value-type="float" office:value="0.02583">
                <text:p>0.02583</text:p>
              </table:table-cell>
              <table:table-cell office:value-type="float" office:value="16">
                <text:p>16</text:p>
              </table:table-cell>
              <table:table-cell office:value-type="float" office:value="0.02589">
                <text:p>0.02589</text:p>
              </table:table-cell>
              <table:table-cell office:value-type="float" office:value="16">
                <text:p>16</text:p>
              </table:table-cell>
              <table:table-cell office:value-type="float" office:value="0.02713">
                <text:p>0.02713</text:p>
              </table:table-cell>
              <table:table-cell office:value-type="float" office:value="16">
                <text:p>16</text:p>
              </table:table-cell>
              <table:table-cell office:value-type="float" office:value="0.02595">
                <text:p>0.02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3233">
                <text:p>0.03233</text:p>
              </table:table-cell>
              <table:table-cell office:value-type="float" office:value="17">
                <text:p>17</text:p>
              </table:table-cell>
              <table:table-cell office:value-type="float" office:value="0.02582">
                <text:p>0.02582</text:p>
              </table:table-cell>
              <table:table-cell office:value-type="float" office:value="17">
                <text:p>17</text:p>
              </table:table-cell>
              <table:table-cell office:value-type="float" office:value="0.02582">
                <text:p>0.02582</text:p>
              </table:table-cell>
              <table:table-cell office:value-type="float" office:value="17">
                <text:p>17</text:p>
              </table:table-cell>
              <table:table-cell office:value-type="float" office:value="0.0259">
                <text:p>0.0259</text:p>
              </table:table-cell>
              <table:table-cell office:value-type="float" office:value="17">
                <text:p>17</text:p>
              </table:table-cell>
              <table:table-cell office:value-type="float" office:value="0.02582">
                <text:p>0.02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2584">
                <text:p>0.02584</text:p>
              </table:table-cell>
              <table:table-cell office:value-type="float" office:value="18">
                <text:p>18</text:p>
              </table:table-cell>
              <table:table-cell office:value-type="float" office:value="0.02582">
                <text:p>0.02582</text:p>
              </table:table-cell>
              <table:table-cell office:value-type="float" office:value="18">
                <text:p>18</text:p>
              </table:table-cell>
              <table:table-cell office:value-type="float" office:value="0.02582">
                <text:p>0.02582</text:p>
              </table:table-cell>
              <table:table-cell office:value-type="float" office:value="18">
                <text:p>18</text:p>
              </table:table-cell>
              <table:table-cell office:value-type="float" office:value="0.02584">
                <text:p>0.02584</text:p>
              </table:table-cell>
              <table:table-cell office:value-type="float" office:value="18">
                <text:p>18</text:p>
              </table:table-cell>
              <table:table-cell office:value-type="float" office:value="0.02582">
                <text:p>0.02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2584">
                <text:p>0.02584</text:p>
              </table:table-cell>
              <table:table-cell office:value-type="float" office:value="19">
                <text:p>19</text:p>
              </table:table-cell>
              <table:table-cell office:value-type="float" office:value="0.02582">
                <text:p>0.02582</text:p>
              </table:table-cell>
              <table:table-cell office:value-type="float" office:value="19">
                <text:p>19</text:p>
              </table:table-cell>
              <table:table-cell office:value-type="float" office:value="0.02582">
                <text:p>0.02582</text:p>
              </table:table-cell>
              <table:table-cell office:value-type="float" office:value="19">
                <text:p>19</text:p>
              </table:table-cell>
              <table:table-cell office:value-type="float" office:value="0.02582">
                <text:p>0.02582</text:p>
              </table:table-cell>
              <table:table-cell office:value-type="float" office:value="19">
                <text:p>19</text:p>
              </table:table-cell>
              <table:table-cell office:value-type="float" office:value="0.02582">
                <text:p>0.02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2584">
                <text:p>0.02584</text:p>
              </table:table-cell>
              <table:table-cell office:value-type="float" office:value="20">
                <text:p>20</text:p>
              </table:table-cell>
              <table:table-cell office:value-type="float" office:value="0.02582">
                <text:p>0.02582</text:p>
              </table:table-cell>
              <table:table-cell office:value-type="float" office:value="20">
                <text:p>20</text:p>
              </table:table-cell>
              <table:table-cell office:value-type="float" office:value="0.02582">
                <text:p>0.02582</text:p>
              </table:table-cell>
              <table:table-cell office:value-type="float" office:value="20">
                <text:p>20</text:p>
              </table:table-cell>
              <table:table-cell office:value-type="float" office:value="0.02582">
                <text:p>0.02582</text:p>
              </table:table-cell>
              <table:table-cell office:value-type="float" office:value="20">
                <text:p>20</text:p>
              </table:table-cell>
              <table:table-cell office:value-type="float" office:value="0.02582">
                <text:p>0.02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17cm" svg:height="16.519cm" xlink:href=".." xlink:type="simple" chart:class="chart:scatter" chart:style-name="ch1">
        <chart:title svg:x="9.805cm" svg:y="0.466cm" chart:style-name="ch2">
          <text:p>AAT vs log_2(Cache Size)</text:p>
        </chart:title>
        <chart:legend chart:legend-position="end" svg:x="21.609cm" svg:y="6.964cm" style:legend-expansion="high" chart:style-name="ch3"/>
        <chart:plot-area chart:style-name="ch4" table:cell-range-address="Sheet2.C2:Sheet2.C12 Sheet2.H67:Sheet2.H71 Sheet2.O2:Sheet2.O12 Sheet2.O14:Sheet2.O24 Sheet2.O26:Sheet2.O36 Sheet2.O38:Sheet2.O48 Sheet2.O50:Sheet2.O60" chart:data-source-has-labels="both" svg:x="1.511cm" svg:y="2.235cm" svg:width="19.098cm" svg:height="12.973cm">
          <chartooo:coordinate-region svg:x="2.238cm" svg:y="2.434cm" svg:width="18.184cm" svg:height="12.127cm"/>
          <chart:axis chart:dimension="x" chart:name="primary-x" chart:style-name="ch5" chartooo:axis-type="auto">
            <chart:title svg:x="9.653cm" svg:y="15.538cm" chart:style-name="ch6">
              <text:p>log_2(Cache Size)</text:p>
            </chart:title>
            <chart:categories table:cell-range-address="Sheet2.C2:Sheet2.C12"/>
          </chart:axis>
          <chart:axis chart:dimension="y" chart:name="primary-y" chart:style-name="ch5">
            <chart:title svg:x="0.451cm" svg:y="10.657cm" chart:style-name="ch7">
              <text:p>Average Access Time (ns)</text:p>
            </chart:title>
            <chart:grid chart:style-name="ch8" chart:class="major"/>
          </chart:axis>
          <chart:series chart:style-name="ch9" chart:values-cell-range-address="Sheet2.O2:Sheet2.O12" chart:label-cell-address="Sheet2.H67:Sheet2.H67" chart:class="chart:scatter">
            <chart:domain table:cell-range-address="Sheet2.C2:Sheet2.C12"/>
            <chart:data-point chart:repeated="11"/>
          </chart:series>
          <chart:series chart:style-name="ch10" chart:values-cell-range-address="Sheet2.O14:Sheet2.O24" chart:label-cell-address="Sheet2.H68:Sheet2.H68" chart:class="chart:scatter">
            <chart:domain table:cell-range-address="Sheet2.C14:Sheet2.C24"/>
            <chart:data-point chart:repeated="11"/>
          </chart:series>
          <chart:series chart:style-name="ch11" chart:values-cell-range-address="Sheet2.O26:Sheet2.O36" chart:label-cell-address="Sheet2.H69:Sheet2.H69" chart:class="chart:scatter">
            <chart:domain table:cell-range-address="Sheet2.C26:Sheet2.C36"/>
            <chart:data-point chart:repeated="11"/>
          </chart:series>
          <chart:series chart:style-name="ch12" chart:values-cell-range-address="Sheet2.O38:Sheet2.O48" chart:label-cell-address="Sheet2.H70:Sheet2.H70" chart:class="chart:scatter">
            <chart:domain table:cell-range-address="Sheet2.C38:Sheet2.C48"/>
            <chart:data-point chart:repeated="11"/>
          </chart:series>
          <chart:series chart:style-name="ch13" chart:values-cell-range-address="Sheet2.O50:Sheet2.O60" chart:label-cell-address="Sheet2.H71:Sheet2.H71" chart:class="chart:scatter">
            <chart:domain table:cell-range-address="Sheet2.C50:Sheet2.C6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rect Map</text:p>
                <draw:g>
                  <svg:desc>Sheet2.H67:Sheet2.H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 ASSOC</text:p>
                <draw:g>
                  <svg:desc>Sheet2.H68:Sheet2.H6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 ASSOC</text:p>
                <draw:g>
                  <svg:desc>Sheet2.H69:Sheet2.H6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 ASSOC</text:p>
                <draw:g>
                  <svg:desc>Sheet2.H70:Sheet2.H7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lly ASSOC</text:p>
                <draw:g>
                  <svg:desc>Sheet2.H71:Sheet2.H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C2:Sheet2.C12</svg:desc>
                </draw:g>
              </table:table-cell>
              <table:table-cell office:value-type="float" office:value="10">
                <text:p>10</text:p>
                <draw:g>
                  <svg:desc>Sheet2.C2:Sheet2.C12</svg:desc>
                </draw:g>
              </table:table-cell>
              <table:table-cell office:value-type="float" office:value="4.022689">
                <text:p>4.022689</text:p>
                <draw:g>
                  <svg:desc>Sheet2.O2:Sheet2.O12</svg:desc>
                </draw:g>
              </table:table-cell>
              <table:table-cell office:value-type="float" office:value="10">
                <text:p>10</text:p>
                <draw:g>
                  <svg:desc>Sheet2.C14:Sheet2.C24</svg:desc>
                </draw:g>
              </table:table-cell>
              <table:table-cell office:value-type="float" office:value="3.292135">
                <text:p>3.292135</text:p>
                <draw:g>
                  <svg:desc>Sheet2.O14:Sheet2.O24</svg:desc>
                </draw:g>
              </table:table-cell>
              <table:table-cell office:value-type="float" office:value="10">
                <text:p>10</text:p>
                <draw:g>
                  <svg:desc>Sheet2.C26:Sheet2.C36</svg:desc>
                </draw:g>
              </table:table-cell>
              <table:table-cell office:value-type="float" office:value="3.02936">
                <text:p>3.02936</text:p>
                <draw:g>
                  <svg:desc>Sheet2.O26:Sheet2.O36</svg:desc>
                </draw:g>
              </table:table-cell>
              <table:table-cell office:value-type="float" office:value="10">
                <text:p>10</text:p>
                <draw:g>
                  <svg:desc>Sheet2.C38:Sheet2.C48</svg:desc>
                </draw:g>
              </table:table-cell>
              <table:table-cell office:value-type="float" office:value="2.752654">
                <text:p>2.752654</text:p>
                <draw:g>
                  <svg:desc>Sheet2.O38:Sheet2.O48</svg:desc>
                </draw:g>
              </table:table-cell>
              <table:table-cell office:value-type="float" office:value="10">
                <text:p>10</text:p>
                <draw:g>
                  <svg:desc>Sheet2.C50:Sheet2.C60</svg:desc>
                </draw:g>
              </table:table-cell>
              <table:table-cell office:value-type="float" office:value="2.922076">
                <text:p>2.922076</text:p>
                <draw:g>
                  <svg:desc>Sheet2.O50:Sheet2.O60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.113438">
                <text:p>3.113438</text:p>
              </table:table-cell>
              <table:table-cell office:value-type="float" office:value="11">
                <text:p>11</text:p>
              </table:table-cell>
              <table:table-cell office:value-type="float" office:value="2.325919">
                <text:p>2.325919</text:p>
              </table:table-cell>
              <table:table-cell office:value-type="float" office:value="11">
                <text:p>11</text:p>
              </table:table-cell>
              <table:table-cell office:value-type="float" office:value="2.09814">
                <text:p>2.09814</text:p>
              </table:table-cell>
              <table:table-cell office:value-type="float" office:value="11">
                <text:p>11</text:p>
              </table:table-cell>
              <table:table-cell office:value-type="float" office:value="2.012624">
                <text:p>2.012624</text:p>
              </table:table-cell>
              <table:table-cell office:value-type="float" office:value="11">
                <text:p>11</text:p>
              </table:table-cell>
              <table:table-cell office:value-type="float" office:value="1.966235">
                <text:p>1.9662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170439">
                <text:p>2.170439</text:p>
              </table:table-cell>
              <table:table-cell office:value-type="float" office:value="12">
                <text:p>12</text:p>
              </table:table-cell>
              <table:table-cell office:value-type="float" office:value="1.701787">
                <text:p>1.701787</text:p>
              </table:table-cell>
              <table:table-cell office:value-type="float" office:value="12">
                <text:p>12</text:p>
              </table:table-cell>
              <table:table-cell office:value-type="float" office:value="1.396069">
                <text:p>1.396069</text:p>
              </table:table-cell>
              <table:table-cell office:value-type="float" office:value="12">
                <text:p>12</text:p>
              </table:table-cell>
              <table:table-cell office:value-type="float" office:value="1.272795">
                <text:p>1.272795</text:p>
              </table:table-cell>
              <table:table-cell office:value-type="float" office:value="12">
                <text:p>12</text:p>
              </table:table-cell>
              <table:table-cell office:value-type="float" office:value="1.183656">
                <text:p>1.18365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.51723">
                <text:p>1.51723</text:p>
              </table:table-cell>
              <table:table-cell office:value-type="float" office:value="13">
                <text:p>13</text:p>
              </table:table-cell>
              <table:table-cell office:value-type="float" office:value="1.150463">
                <text:p>1.150463</text:p>
              </table:table-cell>
              <table:table-cell office:value-type="float" office:value="13">
                <text:p>13</text:p>
              </table:table-cell>
              <table:table-cell office:value-type="float" office:value="1.069067">
                <text:p>1.069067</text:p>
              </table:table-cell>
              <table:table-cell office:value-type="float" office:value="13">
                <text:p>13</text:p>
              </table:table-cell>
              <table:table-cell office:value-type="float" office:value="1.011619">
                <text:p>1.011619</text:p>
              </table:table-cell>
              <table:table-cell office:value-type="float" office:value="13">
                <text:p>13</text:p>
              </table:table-cell>
              <table:table-cell office:value-type="float" office:value="0.988805">
                <text:p>0.9888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.129435">
                <text:p>1.129435</text:p>
              </table:table-cell>
              <table:table-cell office:value-type="float" office:value="14">
                <text:p>14</text:p>
              </table:table-cell>
              <table:table-cell office:value-type="float" office:value="0.907485">
                <text:p>0.907485</text:p>
              </table:table-cell>
              <table:table-cell office:value-type="float" office:value="14">
                <text:p>14</text:p>
              </table:table-cell>
              <table:table-cell office:value-type="float" office:value="0.806">
                <text:p>0.806</text:p>
              </table:table-cell>
              <table:table-cell office:value-type="float" office:value="14">
                <text:p>14</text:p>
              </table:table-cell>
              <table:table-cell office:value-type="float" office:value="0.814702">
                <text:p>0.814702</text:p>
              </table:table-cell>
              <table:table-cell office:value-type="float" office:value="14">
                <text:p>14</text:p>
              </table:table-cell>
              <table:table-cell office:value-type="float" office:value="0.737676">
                <text:p>0.7376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994489">
                <text:p>0.994489</text:p>
              </table:table-cell>
              <table:table-cell office:value-type="float" office:value="15">
                <text:p>15</text:p>
              </table:table-cell>
              <table:table-cell office:value-type="float" office:value="0.844408">
                <text:p>0.844408</text:p>
              </table:table-cell>
              <table:table-cell office:value-type="float" office:value="15">
                <text:p>15</text:p>
              </table:table-cell>
              <table:table-cell office:value-type="float" office:value="0.80453">
                <text:p>0.80453</text:p>
              </table:table-cell>
              <table:table-cell office:value-type="float" office:value="15">
                <text:p>15</text:p>
              </table:table-cell>
              <table:table-cell office:value-type="float" office:value="0.818761">
                <text:p>0.818761</text:p>
              </table:table-cell>
              <table:table-cell office:value-type="float" office:value="15">
                <text:p>15</text:p>
              </table:table-cell>
              <table:table-cell office:value-type="float" office:value="0.754788">
                <text:p>0.7547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959611">
                <text:p>0.959611</text:p>
              </table:table-cell>
              <table:table-cell office:value-type="float" office:value="16">
                <text:p>16</text:p>
              </table:table-cell>
              <table:table-cell office:value-type="float" office:value="0.848753">
                <text:p>0.848753</text:p>
              </table:table-cell>
              <table:table-cell office:value-type="float" office:value="16">
                <text:p>16</text:p>
              </table:table-cell>
              <table:table-cell office:value-type="float" office:value="0.843671">
                <text:p>0.843671</text:p>
              </table:table-cell>
              <table:table-cell office:value-type="float" office:value="16">
                <text:p>16</text:p>
              </table:table-cell>
              <table:table-cell office:value-type="float" office:value="0.864191">
                <text:p>0.864191</text:p>
              </table:table-cell>
              <table:table-cell office:value-type="float" office:value="16">
                <text:p>16</text:p>
              </table:table-cell>
              <table:table-cell office:value-type="float" office:value="0.798047">
                <text:p>0.79804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.019866">
                <text:p>1.019866</text:p>
              </table:table-cell>
              <table:table-cell office:value-type="float" office:value="17">
                <text:p>17</text:p>
              </table:table-cell>
              <table:table-cell office:value-type="float" office:value="0.897783">
                <text:p>0.897783</text:p>
              </table:table-cell>
              <table:table-cell office:value-type="float" office:value="17">
                <text:p>17</text:p>
              </table:table-cell>
              <table:table-cell office:value-type="float" office:value="0.901844">
                <text:p>0.901844</text:p>
              </table:table-cell>
              <table:table-cell office:value-type="float" office:value="17">
                <text:p>17</text:p>
              </table:table-cell>
              <table:table-cell office:value-type="float" office:value="0.9228">
                <text:p>0.9228</text:p>
              </table:table-cell>
              <table:table-cell office:value-type="float" office:value="17">
                <text:p>17</text:p>
              </table:table-cell>
              <table:table-cell office:value-type="float" office:value="0.84405">
                <text:p>0.844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96578">
                <text:p>0.96578</text:p>
              </table:table-cell>
              <table:table-cell office:value-type="float" office:value="18">
                <text:p>18</text:p>
              </table:table-cell>
              <table:table-cell office:value-type="float" office:value="0.967897">
                <text:p>0.967897</text:p>
              </table:table-cell>
              <table:table-cell office:value-type="float" office:value="18">
                <text:p>18</text:p>
              </table:table-cell>
              <table:table-cell office:value-type="float" office:value="0.979249">
                <text:p>0.979249</text:p>
              </table:table-cell>
              <table:table-cell office:value-type="float" office:value="18">
                <text:p>18</text:p>
              </table:table-cell>
              <table:table-cell office:value-type="float" office:value="0.980489">
                <text:p>0.980489</text:p>
              </table:table-cell>
              <table:table-cell office:value-type="float" office:value="18">
                <text:p>18</text:p>
              </table:table-cell>
              <table:table-cell office:value-type="float" office:value="0.917573">
                <text:p>0.91757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85419">
                <text:p>1.085419</text:p>
              </table:table-cell>
              <table:table-cell office:value-type="float" office:value="19">
                <text:p>19</text:p>
              </table:table-cell>
              <table:table-cell office:value-type="float" office:value="1.089308">
                <text:p>1.089308</text:p>
              </table:table-cell>
              <table:table-cell office:value-type="float" office:value="19">
                <text:p>19</text:p>
              </table:table-cell>
              <table:table-cell office:value-type="float" office:value="1.085982">
                <text:p>1.085982</text:p>
              </table:table-cell>
              <table:table-cell office:value-type="float" office:value="19">
                <text:p>19</text:p>
              </table:table-cell>
              <table:table-cell office:value-type="float" office:value="1.099741">
                <text:p>1.099741</text:p>
              </table:table-cell>
              <table:table-cell office:value-type="float" office:value="19">
                <text:p>19</text:p>
              </table:table-cell>
              <table:table-cell office:value-type="float" office:value="0.997292">
                <text:p>0.9972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221348">
                <text:p>1.221348</text:p>
              </table:table-cell>
              <table:table-cell office:value-type="float" office:value="20">
                <text:p>20</text:p>
              </table:table-cell>
              <table:table-cell office:value-type="float" office:value="1.22761">
                <text:p>1.22761</text:p>
              </table:table-cell>
              <table:table-cell office:value-type="float" office:value="20">
                <text:p>20</text:p>
              </table:table-cell>
              <table:table-cell office:value-type="float" office:value="1.221171">
                <text:p>1.221171</text:p>
              </table:table-cell>
              <table:table-cell office:value-type="float" office:value="20">
                <text:p>20</text:p>
              </table:table-cell>
              <table:table-cell office:value-type="float" office:value="1.227383">
                <text:p>1.227383</text:p>
              </table:table-cell>
              <table:table-cell office:value-type="float" office:value="20">
                <text:p>20</text:p>
              </table:table-cell>
              <table:table-cell office:value-type="float" office:value="1.110038">
                <text:p>1.110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